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ext-properties fo:color="#000000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5222970" table:style-name="ce5">
            <text:p>5.222.970</text:p>
          </table:table-cell>
          <table:table-cell office:value-type="float" office:value="740500" table:style-name="ce5">
            <text:p>740.500</text:p>
          </table:table-cell>
          <table:table-cell office:value-type="float" office:value="1455800" table:style-name="ce5">
            <text:p>1.455.800</text:p>
          </table:table-cell>
          <table:table-cell office:value-type="float" office:value="299300" table:style-name="ce5">
            <text:p>299.300</text:p>
          </table:table-cell>
          <table:table-cell office:value-type="float" office:value="7718570" table:style-name="ce6">
            <text:p>7.718.570</text:p>
          </table:table-cell>
          <table:table-cell office:value-type="float" office:value="7441473" table:style-name="ce6">
            <text:p>7.441.473</text:p>
          </table:table-cell>
          <table:table-cell office:value-type="percentage" office:value="0.96409995633906276" table:style-name="ce7">
            <text:p>96,4%</text:p>
          </table:table-cell>
          <table:table-cell office:value-type="float" office:value="4581080" table:style-name="ce5">
            <text:p>4.581.080</text:p>
          </table:table-cell>
          <table:table-cell office:value-type="float" office:value="3002895" table:style-name="ce5">
            <text:p>3.002.895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932805" table:style-name="ce5">
            <text:p>932.805</text:p>
          </table:table-cell>
          <table:table-cell office:value-type="float" office:value="127500" table:style-name="ce5">
            <text:p>127.500</text:p>
          </table:table-cell>
          <table:table-cell office:value-type="float" office:value="228700" table:style-name="ce5">
            <text:p>228.700</text:p>
          </table:table-cell>
          <table:table-cell office:value-type="float" office:value="46800" table:style-name="ce5">
            <text:p>46.800</text:p>
          </table:table-cell>
          <table:table-cell office:value-type="float" office:value="1335805" table:style-name="ce6">
            <text:p>1.335.805</text:p>
          </table:table-cell>
          <table:table-cell office:value-type="float" office:value="1211742" table:style-name="ce6">
            <text:p>1.211.742</text:p>
          </table:table-cell>
          <table:table-cell office:value-type="percentage" office:value="0.90712491718476873" table:style-name="ce7">
            <text:p>90,7%</text:p>
          </table:table-cell>
          <table:table-cell office:value-type="float" office:value="736277" table:style-name="ce5">
            <text:p>736.277</text:p>
          </table:table-cell>
          <table:table-cell office:value-type="float" office:value="530383" table:style-name="ce5">
            <text:p>530.383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798845" table:style-name="ce5">
            <text:p>798.845</text:p>
          </table:table-cell>
          <table:table-cell office:value-type="float" office:value="106600" table:style-name="ce5">
            <text:p>106.600</text:p>
          </table:table-cell>
          <table:table-cell office:value-type="float" office:value="175400" table:style-name="ce5">
            <text:p>175.400</text:p>
          </table:table-cell>
          <table:table-cell office:value-type="float" office:value="36100" table:style-name="ce5">
            <text:p>36.100</text:p>
          </table:table-cell>
          <table:table-cell office:value-type="float" office:value="1116945" table:style-name="ce6">
            <text:p>1.116.945</text:p>
          </table:table-cell>
          <table:table-cell office:value-type="float" office:value="1097407" table:style-name="ce6">
            <text:p>1.097.407</text:p>
          </table:table-cell>
          <table:table-cell office:value-type="percentage" office:value="0.98250764361718801" table:style-name="ce7">
            <text:p>98,3%</text:p>
          </table:table-cell>
          <table:table-cell office:value-type="float" office:value="672144" table:style-name="ce5">
            <text:p>672.144</text:p>
          </table:table-cell>
          <table:table-cell office:value-type="float" office:value="464202" table:style-name="ce5">
            <text:p>464.202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85980" table:style-name="ce5">
            <text:p>685.980</text:p>
          </table:table-cell>
          <table:table-cell office:value-type="float" office:value="96600" table:style-name="ce5">
            <text:p>96.600</text:p>
          </table:table-cell>
          <table:table-cell office:value-type="float" office:value="201400" table:style-name="ce5">
            <text:p>201.400</text:p>
          </table:table-cell>
          <table:table-cell office:value-type="float" office:value="41300" table:style-name="ce5">
            <text:p>41.300</text:p>
          </table:table-cell>
          <table:table-cell office:value-type="float" office:value="1025280" table:style-name="ce6">
            <text:p>1.025.280</text:p>
          </table:table-cell>
          <table:table-cell office:value-type="float" office:value="917182" table:style-name="ce6">
            <text:p>917.182</text:p>
          </table:table-cell>
          <table:table-cell office:value-type="percentage" office:value="0.89456733770287145" table:style-name="ce7">
            <text:p>89,5%</text:p>
          </table:table-cell>
          <table:table-cell office:value-type="float" office:value="573293" table:style-name="ce5">
            <text:p>573.293</text:p>
          </table:table-cell>
          <table:table-cell office:value-type="float" office:value="388418" table:style-name="ce5">
            <text:p>388.418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333770" table:style-name="ce5">
            <text:p>1.333.770</text:p>
          </table:table-cell>
          <table:table-cell office:value-type="float" office:value="181700" table:style-name="ce5">
            <text:p>181.700</text:p>
          </table:table-cell>
          <table:table-cell office:value-type="float" office:value="374400" table:style-name="ce5">
            <text:p>374.400</text:p>
          </table:table-cell>
          <table:table-cell office:value-type="float" office:value="76900" table:style-name="ce5">
            <text:p>76.900</text:p>
          </table:table-cell>
          <table:table-cell office:value-type="float" office:value="1966770" table:style-name="ce6">
            <text:p>1.966.770</text:p>
          </table:table-cell>
          <table:table-cell office:value-type="float" office:value="1771549" table:style-name="ce6">
            <text:p>1.771.549</text:p>
          </table:table-cell>
          <table:table-cell office:value-type="percentage" office:value="0.90074030008592765" table:style-name="ce7">
            <text:p>90,1%</text:p>
          </table:table-cell>
          <table:table-cell office:value-type="float" office:value="1103710" table:style-name="ce5">
            <text:p>1.103.710</text:p>
          </table:table-cell>
          <table:table-cell office:value-type="float" office:value="749292" table:style-name="ce5">
            <text:p>749.292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411405" table:style-name="ce5">
            <text:p>411.405</text:p>
          </table:table-cell>
          <table:table-cell office:value-type="float" office:value="55900" table:style-name="ce5">
            <text:p>55.900</text:p>
          </table:table-cell>
          <table:table-cell office:value-type="float" office:value="100200" table:style-name="ce5">
            <text:p>100.200</text:p>
          </table:table-cell>
          <table:table-cell office:value-type="float" office:value="20550" table:style-name="ce5">
            <text:p>20.550</text:p>
          </table:table-cell>
          <table:table-cell office:value-type="float" office:value="588055" table:style-name="ce6">
            <text:p>588.055</text:p>
          </table:table-cell>
          <table:table-cell office:value-type="float" office:value="522028" table:style-name="ce6">
            <text:p>522.028</text:p>
          </table:table-cell>
          <table:table-cell office:value-type="percentage" office:value="0.88771968608378471" table:style-name="ce7">
            <text:p>88,8%</text:p>
          </table:table-cell>
          <table:table-cell office:value-type="float" office:value="321412" table:style-name="ce5">
            <text:p>321.412</text:p>
          </table:table-cell>
          <table:table-cell office:value-type="float" office:value="214785" table:style-name="ce5">
            <text:p>214.785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871715" table:style-name="ce5">
            <text:p>1.871.715</text:p>
          </table:table-cell>
          <table:table-cell office:value-type="float" office:value="258200" table:style-name="ce5">
            <text:p>258.200</text:p>
          </table:table-cell>
          <table:table-cell office:value-type="float" office:value="411900" table:style-name="ce5">
            <text:p>411.900</text:p>
          </table:table-cell>
          <table:table-cell office:value-type="float" office:value="84650" table:style-name="ce5">
            <text:p>84.650</text:p>
          </table:table-cell>
          <table:table-cell office:value-type="float" office:value="2626465" table:style-name="ce6">
            <text:p>2.626.465</text:p>
          </table:table-cell>
          <table:table-cell office:value-type="float" office:value="2345503" table:style-name="ce6">
            <text:p>2.345.503</text:p>
          </table:table-cell>
          <table:table-cell office:value-type="percentage" office:value="0.89302655851115476" table:style-name="ce7">
            <text:p>89,3%</text:p>
          </table:table-cell>
          <table:table-cell office:value-type="float" office:value="1425606" table:style-name="ce5">
            <text:p>1.425.606</text:p>
          </table:table-cell>
          <table:table-cell office:value-type="float" office:value="1019033" table:style-name="ce5">
            <text:p>1.019.033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357065" table:style-name="ce5">
            <text:p>1.357.065</text:p>
          </table:table-cell>
          <table:table-cell office:value-type="float" office:value="187600" table:style-name="ce5">
            <text:p>187.600</text:p>
          </table:table-cell>
          <table:table-cell office:value-type="float" office:value="350900" table:style-name="ce5">
            <text:p>350.900</text:p>
          </table:table-cell>
          <table:table-cell office:value-type="float" office:value="72375" table:style-name="ce5">
            <text:p>72.375</text:p>
          </table:table-cell>
          <table:table-cell office:value-type="float" office:value="1967940" table:style-name="ce6">
            <text:p>1.967.940</text:p>
          </table:table-cell>
          <table:table-cell office:value-type="float" office:value="1818323" table:style-name="ce6">
            <text:p>1.818.323</text:p>
          </table:table-cell>
          <table:table-cell office:value-type="percentage" office:value="0.923972783723081" table:style-name="ce7">
            <text:p>92,4%</text:p>
          </table:table-cell>
          <table:table-cell office:value-type="float" office:value="1134873" table:style-name="ce5">
            <text:p>1.134.873</text:p>
          </table:table-cell>
          <table:table-cell office:value-type="float" office:value="750610" table:style-name="ce5">
            <text:p>750.610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973120" table:style-name="ce5">
            <text:p>4.973.120</text:p>
          </table:table-cell>
          <table:table-cell office:value-type="float" office:value="703100" table:style-name="ce5">
            <text:p>703.100</text:p>
          </table:table-cell>
          <table:table-cell office:value-type="float" office:value="1338100" table:style-name="ce5">
            <text:p>1.338.100</text:p>
          </table:table-cell>
          <table:table-cell office:value-type="float" office:value="274850" table:style-name="ce5">
            <text:p>274.850</text:p>
          </table:table-cell>
          <table:table-cell office:value-type="float" office:value="7289170" table:style-name="ce6">
            <text:p>7.289.170</text:p>
          </table:table-cell>
          <table:table-cell office:value-type="float" office:value="6595254" table:style-name="ce6">
            <text:p>6.595.254</text:p>
          </table:table-cell>
          <table:table-cell office:value-type="percentage" office:value="0.90480178127276489" table:style-name="ce7">
            <text:p>90,5%</text:p>
          </table:table-cell>
          <table:table-cell office:value-type="float" office:value="4105930" table:style-name="ce5">
            <text:p>4.105.930</text:p>
          </table:table-cell>
          <table:table-cell office:value-type="float" office:value="2661582" table:style-name="ce5">
            <text:p>2.661.582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3161530" table:style-name="ce5">
            <text:p>3.161.530</text:p>
          </table:table-cell>
          <table:table-cell office:value-type="float" office:value="447000" table:style-name="ce5">
            <text:p>447.000</text:p>
          </table:table-cell>
          <table:table-cell office:value-type="float" office:value="869800" table:style-name="ce5">
            <text:p>869.800</text:p>
          </table:table-cell>
          <table:table-cell office:value-type="float" office:value="178800" table:style-name="ce5">
            <text:p>178.800</text:p>
          </table:table-cell>
          <table:table-cell office:value-type="float" office:value="4657130" table:style-name="ce6">
            <text:p>4.657.130</text:p>
          </table:table-cell>
          <table:table-cell office:value-type="float" office:value="4095580" table:style-name="ce6">
            <text:p>4.095.580</text:p>
          </table:table-cell>
          <table:table-cell office:value-type="percentage" office:value="0.87942144625552643" table:style-name="ce7">
            <text:p>87,9%</text:p>
          </table:table-cell>
          <table:table-cell office:value-type="float" office:value="2492312" table:style-name="ce5">
            <text:p>2.492.312</text:p>
          </table:table-cell>
          <table:table-cell office:value-type="float" office:value="1749267" table:style-name="ce5">
            <text:p>1.749.267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749465" table:style-name="ce5">
            <text:p>749.465</text:p>
          </table:table-cell>
          <table:table-cell office:value-type="float" office:value="101200" table:style-name="ce5">
            <text:p>101.200</text:p>
          </table:table-cell>
          <table:table-cell office:value-type="float" office:value="183000" table:style-name="ce5">
            <text:p>183.000</text:p>
          </table:table-cell>
          <table:table-cell office:value-type="float" office:value="37600" table:style-name="ce5">
            <text:p>37.600</text:p>
          </table:table-cell>
          <table:table-cell office:value-type="float" office:value="1071265" table:style-name="ce6">
            <text:p>1.071.265</text:p>
          </table:table-cell>
          <table:table-cell office:value-type="float" office:value="1021320" table:style-name="ce6">
            <text:p>1.021.320</text:p>
          </table:table-cell>
          <table:table-cell office:value-type="percentage" office:value="0.95337754897247651" table:style-name="ce7">
            <text:p>95,3%</text:p>
          </table:table-cell>
          <table:table-cell office:value-type="float" office:value="623655" table:style-name="ce5">
            <text:p>623.655</text:p>
          </table:table-cell>
          <table:table-cell office:value-type="float" office:value="445836" table:style-name="ce5">
            <text:p>445.836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017195" table:style-name="ce5">
            <text:p>2.017.195</text:p>
          </table:table-cell>
          <table:table-cell office:value-type="float" office:value="270600" table:style-name="ce5">
            <text:p>270.600</text:p>
          </table:table-cell>
          <table:table-cell office:value-type="float" office:value="464800" table:style-name="ce5">
            <text:p>464.800</text:p>
          </table:table-cell>
          <table:table-cell office:value-type="float" office:value="95700" table:style-name="ce5">
            <text:p>95.700</text:p>
          </table:table-cell>
          <table:table-cell office:value-type="float" office:value="2848295" table:style-name="ce6">
            <text:p>2.848.295</text:p>
          </table:table-cell>
          <table:table-cell office:value-type="float" office:value="2727699" table:style-name="ce6">
            <text:p>2.727.699</text:p>
          </table:table-cell>
          <table:table-cell office:value-type="percentage" office:value="0.95766028448598195" table:style-name="ce7">
            <text:p>95,8%</text:p>
          </table:table-cell>
          <table:table-cell office:value-type="float" office:value="1641050" table:style-name="ce5">
            <text:p>1.641.050</text:p>
          </table:table-cell>
          <table:table-cell office:value-type="float" office:value="1209895" table:style-name="ce5">
            <text:p>1.209.895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21195" table:style-name="ce5">
            <text:p>221.195</text:p>
          </table:table-cell>
          <table:table-cell office:value-type="float" office:value="30000" table:style-name="ce5">
            <text:p>30.000</text:p>
          </table:table-cell>
          <table:table-cell office:value-type="float" office:value="54900" table:style-name="ce5">
            <text:p>54.900</text:p>
          </table:table-cell>
          <table:table-cell office:value-type="float" office:value="11300" table:style-name="ce5">
            <text:p>11.300</text:p>
          </table:table-cell>
          <table:table-cell office:value-type="float" office:value="317395" table:style-name="ce6">
            <text:p>317.395</text:p>
          </table:table-cell>
          <table:table-cell office:value-type="float" office:value="282174" table:style-name="ce6">
            <text:p>282.174</text:p>
          </table:table-cell>
          <table:table-cell office:value-type="percentage" office:value="0.88903101813198071" table:style-name="ce7">
            <text:p>88,9%</text:p>
          </table:table-cell>
          <table:table-cell office:value-type="float" office:value="164480" table:style-name="ce5">
            <text:p>164.480</text:p>
          </table:table-cell>
          <table:table-cell office:value-type="float" office:value="131299" table:style-name="ce5">
            <text:p>131.299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4201395" table:style-name="ce5">
            <text:p>4.201.395</text:p>
          </table:table-cell>
          <table:table-cell office:value-type="float" office:value="598700" table:style-name="ce5">
            <text:p>598.700</text:p>
          </table:table-cell>
          <table:table-cell office:value-type="float" office:value="1166300" table:style-name="ce5">
            <text:p>1.166.300</text:p>
          </table:table-cell>
          <table:table-cell office:value-type="float" office:value="239600" table:style-name="ce5">
            <text:p>239.600</text:p>
          </table:table-cell>
          <table:table-cell office:value-type="float" office:value="6205995" table:style-name="ce6">
            <text:p>6.205.995</text:p>
          </table:table-cell>
          <table:table-cell office:value-type="float" office:value="5293166" table:style-name="ce6">
            <text:p>5.293.166</text:p>
          </table:table-cell>
          <table:table-cell office:value-type="percentage" office:value="0.85291174098593381" table:style-name="ce7">
            <text:p>85,3%</text:p>
          </table:table-cell>
          <table:table-cell office:value-type="float" office:value="3198208" table:style-name="ce5">
            <text:p>3.198.208</text:p>
          </table:table-cell>
          <table:table-cell office:value-type="float" office:value="2409301" table:style-name="ce5">
            <text:p>2.409.301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914495" table:style-name="ce5">
            <text:p>914.495</text:p>
          </table:table-cell>
          <table:table-cell office:value-type="float" office:value="130000" table:style-name="ce5">
            <text:p>130.000</text:p>
          </table:table-cell>
          <table:table-cell office:value-type="float" office:value="259900" table:style-name="ce5">
            <text:p>259.900</text:p>
          </table:table-cell>
          <table:table-cell office:value-type="float" office:value="53400" table:style-name="ce5">
            <text:p>53.400</text:p>
          </table:table-cell>
          <table:table-cell office:value-type="float" office:value="1357795" table:style-name="ce6">
            <text:p>1.357.795</text:p>
          </table:table-cell>
          <table:table-cell office:value-type="float" office:value="1226131" table:style-name="ce6">
            <text:p>1.226.131</text:p>
          </table:table-cell>
          <table:table-cell office:value-type="percentage" office:value="0.90303101720068202" table:style-name="ce7">
            <text:p>90,3%</text:p>
          </table:table-cell>
          <table:table-cell office:value-type="float" office:value="755816" table:style-name="ce5">
            <text:p>755.816</text:p>
          </table:table-cell>
          <table:table-cell office:value-type="float" office:value="516512" table:style-name="ce5">
            <text:p>516.512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435975" table:style-name="ce5">
            <text:p>435.975</text:p>
          </table:table-cell>
          <table:table-cell office:value-type="float" office:value="60300" table:style-name="ce5">
            <text:p>60.300</text:p>
          </table:table-cell>
          <table:table-cell office:value-type="float" office:value="113700" table:style-name="ce5">
            <text:p>113.700</text:p>
          </table:table-cell>
          <table:table-cell office:value-type="float" office:value="23350" table:style-name="ce5">
            <text:p>23.350</text:p>
          </table:table-cell>
          <table:table-cell office:value-type="float" office:value="633325" table:style-name="ce6">
            <text:p>633.325</text:p>
          </table:table-cell>
          <table:table-cell office:value-type="float" office:value="593978" table:style-name="ce6">
            <text:p>593.978</text:p>
          </table:table-cell>
          <table:table-cell office:value-type="percentage" office:value="0.93787234042553191" table:style-name="ce7">
            <text:p>93,8%</text:p>
          </table:table-cell>
          <table:table-cell office:value-type="float" office:value="368583" table:style-name="ce5">
            <text:p>368.583</text:p>
          </table:table-cell>
          <table:table-cell office:value-type="float" office:value="259573" table:style-name="ce5">
            <text:p>259.573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530180" table:style-name="ce5">
            <text:p>1.530.180</text:p>
          </table:table-cell>
          <table:table-cell office:value-type="float" office:value="208200" table:style-name="ce5">
            <text:p>208.200</text:p>
          </table:table-cell>
          <table:table-cell office:value-type="float" office:value="380800" table:style-name="ce5">
            <text:p>380.800</text:p>
          </table:table-cell>
          <table:table-cell office:value-type="float" office:value="78550" table:style-name="ce5">
            <text:p>78.550</text:p>
          </table:table-cell>
          <table:table-cell office:value-type="float" office:value="2197730" table:style-name="ce6">
            <text:p>2.197.730</text:p>
          </table:table-cell>
          <table:table-cell office:value-type="float" office:value="2052122" table:style-name="ce6">
            <text:p>2.052.122</text:p>
          </table:table-cell>
          <table:table-cell office:value-type="percentage" office:value="0.93374618356213002" table:style-name="ce7">
            <text:p>93,4%</text:p>
          </table:table-cell>
          <table:table-cell office:value-type="float" office:value="1256691" table:style-name="ce5">
            <text:p>1.256.691</text:p>
          </table:table-cell>
          <table:table-cell office:value-type="float" office:value="905025" table:style-name="ce5">
            <text:p>905.025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49950" table:style-name="ce5">
            <text:p>49.950</text:p>
          </table:table-cell>
          <table:table-cell office:value-type="float" office:value="7100" table:style-name="ce5">
            <text:p>7.100</text:p>
          </table:table-cell>
          <table:table-cell office:value-type="float" office:value="15100" table:style-name="ce5">
            <text:p>15.100</text:p>
          </table:table-cell>
          <table:table-cell office:value-type="float" office:value="2950" table:style-name="ce5">
            <text:p>2.950</text:p>
          </table:table-cell>
          <table:table-cell office:value-type="float" office:value="75100" table:style-name="ce6">
            <text:p>75.100</text:p>
          </table:table-cell>
          <table:table-cell office:value-type="float" office:value="69110" table:style-name="ce6">
            <text:p>69.110</text:p>
          </table:table-cell>
          <table:table-cell office:value-type="percentage" office:value="0.92023968042609849" table:style-name="ce7">
            <text:p>92,0%</text:p>
          </table:table-cell>
          <table:table-cell office:value-type="float" office:value="42931" table:style-name="ce5">
            <text:p>42.931</text:p>
          </table:table-cell>
          <table:table-cell office:value-type="float" office:value="30096" table:style-name="ce5">
            <text:p>30.096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49950" table:style-name="ce5">
            <text:p>49.950</text:p>
          </table:table-cell>
          <table:table-cell office:value-type="float" office:value="7000" table:style-name="ce5">
            <text:p>7.000</text:p>
          </table:table-cell>
          <table:table-cell office:value-type="float" office:value="15100" table:style-name="ce5">
            <text:p>15.100</text:p>
          </table:table-cell>
          <table:table-cell office:value-type="float" office:value="2950" table:style-name="ce5">
            <text:p>2.950</text:p>
          </table:table-cell>
          <table:table-cell office:value-type="float" office:value="75000" table:style-name="ce6">
            <text:p>75.000</text:p>
          </table:table-cell>
          <table:table-cell office:value-type="float" office:value="63098" table:style-name="ce6">
            <text:p>63.098</text:p>
          </table:table-cell>
          <table:table-cell office:value-type="percentage" office:value="0.84130666666666665" table:style-name="ce7">
            <text:p>84,1%</text:p>
          </table:table-cell>
          <table:table-cell office:value-type="float" office:value="38865" table:style-name="ce5">
            <text:p>38.865</text:p>
          </table:table-cell>
          <table:table-cell office:value-type="float" office:value="29393" table:style-name="ce5">
            <text:p>29.393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6392" table:style-name="ce5">
            <text:p>46.392</text:p>
          </table:table-cell>
          <table:table-cell office:value-type="float" office:value="16300" table:style-name="ce5">
            <text:p>16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170792" table:style-name="ce6">
            <text:p>170.792</text:p>
          </table:table-cell>
          <table:table-cell office:value-type="float" office:value="134493" table:style-name="ce6">
            <text:p>134.493</text:p>
          </table:table-cell>
          <table:table-cell office:value-type="percentage" office:value="0.78746662607147877" table:style-name="ce7">
            <text:p>78,7%</text:p>
          </table:table-cell>
          <table:table-cell office:value-type="float" office:value="83027" table:style-name="ce5">
            <text:p>83.027</text:p>
          </table:table-cell>
          <table:table-cell office:value-type="float" office:value="52182" table:style-name="ce5">
            <text:p>52.182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2360" table:style-name="ce5">
            <text:p>2.360</text:p>
          </table:table-cell>
          <table:table-cell office:value-type="float" office:value="0" table:style-name="ce5">
            <text:p>0</text:p>
          </table:table-cell>
          <table:table-cell office:value-type="float" office:value="1500" table:style-name="ce5">
            <text:p>1.500</text:p>
          </table:table-cell>
          <table:table-cell office:value-type="float" office:value="3860" table:style-name="ce6">
            <text:p>3.860</text:p>
          </table:table-cell>
          <table:table-cell office:value-type="float" office:value="663" table:style-name="ce6">
            <text:p>663</text:p>
          </table:table-cell>
          <table:table-cell office:value-type="percentage" office:value="0.17176165803108809" table:style-name="ce7">
            <text:p>17,2%</text:p>
          </table:table-cell>
          <table:table-cell office:value-type="float" office:value="663" table:style-name="ce5">
            <text:p>663</text:p>
          </table:table-cell>
          <table:table-cell office:value-type="float" office:value="8" table:style-name="ce5">
            <text:p>8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30965397" table:style-name="ce11">
            <text:p>30.965.397</text:p>
          </table:table-cell>
          <table:table-cell office:value-type="float" office:value="4336460" table:style-name="ce12">
            <text:p>4.336.460</text:p>
          </table:table-cell>
          <table:table-cell office:value-type="float" office:value="8266300" table:style-name="ce13">
            <text:p>8.266.300</text:p>
          </table:table-cell>
          <table:table-cell office:value-type="float" office:value="1680525" table:style-name="ce14">
            <text:p>1.680.525</text:p>
          </table:table-cell>
          <table:table-cell office:value-type="float" office:value="45248682" table:style-name="ce15">
            <text:p>45.248.682</text:p>
          </table:table-cell>
          <table:table-cell office:value-type="float" office:value="41279995" table:style-name="ce15">
            <text:p>41.279.995</text:p>
          </table:table-cell>
          <table:table-cell office:value-type="percentage" office:value="0.91229165525749456" table:style-name="ce16">
            <text:p>91,2%</text:p>
          </table:table-cell>
          <table:table-cell office:value-type="float" office:value="25320606" table:style-name="ce15">
            <text:p>25.320.606</text:p>
          </table:table-cell>
          <table:table-cell office:value-type="float" office:value="17519587" table:style-name="ce15">
            <text:p>17.519.587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115645" table:style-name="ce23">
            <text:p>4.115.645</text:p>
          </table:table-cell>
          <table:table-cell office:value-type="percentage" office:value="0.88887384267433289" table:style-name="ce24">
            <text:p>88,9%</text:p>
          </table:table-cell>
          <table:table-cell office:value-type="float" office:value="2447962" table:style-name="ce23">
            <text:p>2.447.962</text:p>
          </table:table-cell>
          <table:table-cell office:value-type="percentage" office:value="0.5286970546927019" table:style-name="ce24">
            <text:p>52,9%</text:p>
          </table:table-cell>
          <table:table-cell office:value-type="date" office:date-value="2021-06-29T00:00:00" table:style-name="ce25">
            <text:p>29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687140" table:style-name="ce5">
            <text:p>687.140</text:p>
          </table:table-cell>
          <table:table-cell office:value-type="percentage" office:value="0.87273826488750705" table:style-name="ce26">
            <text:p>87,3%</text:p>
          </table:table-cell>
          <table:table-cell office:value-type="float" office:value="423039" table:style-name="ce5">
            <text:p>423.039</text:p>
          </table:table-cell>
          <table:table-cell office:value-type="percentage" office:value="0.53730291183710177" table:style-name="ce26">
            <text:p>53,7%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19275" table:style-name="ce5">
            <text:p>619.275</text:p>
          </table:table-cell>
          <table:table-cell office:value-type="percentage" office:value="0.91559291211106431" table:style-name="ce26">
            <text:p>91,6%</text:p>
          </table:table-cell>
          <table:table-cell office:value-type="float" office:value="385075" table:style-name="ce5">
            <text:p>385.075</text:p>
          </table:table-cell>
          <table:table-cell office:value-type="percentage" office:value="0.56933016936121772" table:style-name="ce26">
            <text:p>56,9%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498423" table:style-name="ce5">
            <text:p>498.423</text:p>
          </table:table-cell>
          <table:table-cell office:value-type="percentage" office:value="0.80487131373353271" table:style-name="ce26">
            <text:p>80,5%</text:p>
          </table:table-cell>
          <table:table-cell office:value-type="float" office:value="278331" table:style-name="ce5">
            <text:p>278.331</text:p>
          </table:table-cell>
          <table:table-cell office:value-type="percentage" office:value="0.44945886851683792" table:style-name="ce26">
            <text:p>44,9%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968032" table:style-name="ce5">
            <text:p>968.032</text:p>
          </table:table-cell>
          <table:table-cell office:value-type="percentage" office:value="0.79457930960892065" table:style-name="ce26">
            <text:p>79,5%</text:p>
          </table:table-cell>
          <table:table-cell office:value-type="float" office:value="576422" table:style-name="ce5">
            <text:p>576.422</text:p>
          </table:table-cell>
          <table:table-cell office:value-type="percentage" office:value="0.47313827931658586" table:style-name="ce26">
            <text:p>47,3%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06067" table:style-name="ce5">
            <text:p>306.067</text:p>
          </table:table-cell>
          <table:table-cell office:value-type="percentage" office:value="0.85211283290551409" table:style-name="ce26">
            <text:p>85,2%</text:p>
          </table:table-cell>
          <table:table-cell office:value-type="float" office:value="184627" table:style-name="ce5">
            <text:p>184.627</text:p>
          </table:table-cell>
          <table:table-cell office:value-type="percentage" office:value="0.51401502285723832" table:style-name="ce26">
            <text:p>51,4%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355148" table:style-name="ce5">
            <text:p>1.355.148</text:p>
          </table:table-cell>
          <table:table-cell office:value-type="percentage" office:value="0.88449092174121902" table:style-name="ce26">
            <text:p>88,4%</text:p>
          </table:table-cell>
          <table:table-cell office:value-type="float" office:value="889351" table:style-name="ce5">
            <text:p>889.351</text:p>
          </table:table-cell>
          <table:table-cell office:value-type="percentage" office:value="0.58047009311268949" table:style-name="ce26">
            <text:p>58,0%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28317" table:style-name="ce5">
            <text:p>1.028.317</text:p>
          </table:table-cell>
          <table:table-cell office:value-type="percentage" office:value="0.89355000165099385" table:style-name="ce26">
            <text:p>89,4%</text:p>
          </table:table-cell>
          <table:table-cell office:value-type="float" office:value="606933" table:style-name="ce5">
            <text:p>606.933</text:p>
          </table:table-cell>
          <table:table-cell office:value-type="percentage" office:value="0.52739085627490612" table:style-name="ce26">
            <text:p>52,7%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659109" table:style-name="ce5">
            <text:p>3.659.109</text:p>
          </table:table-cell>
          <table:table-cell office:value-type="percentage" office:value="0.84533176608548666" table:style-name="ce26">
            <text:p>84,5%</text:p>
          </table:table-cell>
          <table:table-cell office:value-type="float" office:value="2152251" table:style-name="ce5">
            <text:p>2.152.251</text:p>
          </table:table-cell>
          <table:table-cell office:value-type="percentage" office:value="0.49721561694096972" table:style-name="ce26">
            <text:p>49,7%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354362" table:style-name="ce5">
            <text:p>2.354.362</text:p>
          </table:table-cell>
          <table:table-cell office:value-type="percentage" office:value="0.81211696411539946" table:style-name="ce26">
            <text:p>81,2%</text:p>
          </table:table-cell>
          <table:table-cell office:value-type="float" office:value="1502547" table:style-name="ce5">
            <text:p>1.502.547</text:p>
          </table:table-cell>
          <table:table-cell office:value-type="percentage" office:value="0.51829069110047699" table:style-name="ce26">
            <text:p>51,8%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581547" table:style-name="ce5">
            <text:p>581.547</text:p>
          </table:table-cell>
          <table:table-cell office:value-type="percentage" office:value="0.93513140629824021" table:style-name="ce26">
            <text:p>93,5%</text:p>
          </table:table-cell>
          <table:table-cell office:value-type="float" office:value="373768" table:style-name="ce5">
            <text:p>373.768</text:p>
          </table:table-cell>
          <table:table-cell office:value-type="percentage" office:value="0.60102140578367813" table:style-name="ce26">
            <text:p>60,1%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580741" table:style-name="ce5">
            <text:p>1.580.741</text:p>
          </table:table-cell>
          <table:table-cell office:value-type="percentage" office:value="0.91898150166763459" table:style-name="ce26">
            <text:p>91,9%</text:p>
          </table:table-cell>
          <table:table-cell office:value-type="float" office:value="1067403" table:style-name="ce5">
            <text:p>1.067.403</text:p>
          </table:table-cell>
          <table:table-cell office:value-type="percentage" office:value="0.62054670045538018" table:style-name="ce26">
            <text:p>62,1%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55362" table:style-name="ce5">
            <text:p>155.362</text:p>
          </table:table-cell>
          <table:table-cell office:value-type="percentage" office:value="0.82349823227906138" table:style-name="ce26">
            <text:p>82,3%</text:p>
          </table:table-cell>
          <table:table-cell office:value-type="float" office:value="112736" table:style-name="ce5">
            <text:p>112.736</text:p>
          </table:table-cell>
          <table:table-cell office:value-type="percentage" office:value="0.59755858391506456" table:style-name="ce26">
            <text:p>59,8%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2978002" table:style-name="ce5">
            <text:p>2.978.002</text:p>
          </table:table-cell>
          <table:table-cell office:value-type="percentage" office:value="0.79790423012207012" table:style-name="ce26">
            <text:p>79,8%</text:p>
          </table:table-cell>
          <table:table-cell office:value-type="float" office:value="1985285" table:style-name="ce5">
            <text:p>1.985.285</text:p>
          </table:table-cell>
          <table:table-cell office:value-type="percentage" office:value="0.53192284608871787" table:style-name="ce26">
            <text:p>53,2%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695577" table:style-name="ce5">
            <text:p>695.577</text:p>
          </table:table-cell>
          <table:table-cell office:value-type="percentage" office:value="0.8838425295301604" table:style-name="ce26">
            <text:p>88,4%</text:p>
          </table:table-cell>
          <table:table-cell office:value-type="float" office:value="397754" table:style-name="ce5">
            <text:p>397.754</text:p>
          </table:table-cell>
          <table:table-cell office:value-type="percentage" office:value="0.50541047431231834" table:style-name="ce26">
            <text:p>50,5%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0640" table:style-name="ce5">
            <text:p>340.640</text:p>
          </table:table-cell>
          <table:table-cell office:value-type="percentage" office:value="0.90716861341471855" table:style-name="ce26">
            <text:p>90,7%</text:p>
          </table:table-cell>
          <table:table-cell office:value-type="float" office:value="206061" table:style-name="ce5">
            <text:p>206.061</text:p>
          </table:table-cell>
          <table:table-cell office:value-type="percentage" office:value="0.54876723710911912" table:style-name="ce26">
            <text:p>54,9%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181240" table:style-name="ce5">
            <text:p>1.181.240</text:p>
          </table:table-cell>
          <table:table-cell office:value-type="percentage" office:value="0.87288473759661855" table:style-name="ce26">
            <text:p>87,3%</text:p>
          </table:table-cell>
          <table:table-cell office:value-type="float" office:value="772872" table:style-name="ce5">
            <text:p>772.872</text:p>
          </table:table-cell>
          <table:table-cell office:value-type="percentage" office:value="0.57111863204410096" table:style-name="ce26">
            <text:p>57,1%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2434" table:style-name="ce5">
            <text:p>32.434</text:p>
          </table:table-cell>
          <table:table-cell office:value-type="percentage" office:value="0.83211042126327672" table:style-name="ce26">
            <text:p>83,2%</text:p>
          </table:table-cell>
          <table:table-cell office:value-type="float" office:value="18817" table:style-name="ce5">
            <text:p>18.817</text:p>
          </table:table-cell>
          <table:table-cell office:value-type="percentage" office:value="0.48275950536199908" table:style-name="ce26">
            <text:p>48,3%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29745" table:style-name="ce5">
            <text:p>29.745</text:p>
          </table:table-cell>
          <table:table-cell office:value-type="percentage" office:value="0.79905977165883146" table:style-name="ce26">
            <text:p>79,9%</text:p>
          </table:table-cell>
          <table:table-cell office:value-type="float" office:value="18094" table:style-name="ce5">
            <text:p>18.094</text:p>
          </table:table-cell>
          <table:table-cell office:value-type="percentage" office:value="0.48607118871725991" table:style-name="ce26">
            <text:p>48,6%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2620" table:style-name="ce5">
            <text:p>32.620</text:p>
          </table:table-cell>
          <table:table-cell office:value-type="string" table:style-name="ce26">
            <text:p>-</text:p>
          </table:table-cell>
          <table:table-cell office:value-type="float" office:value="8780" table:style-name="ce5">
            <text:p>8.780</text:p>
          </table:table-cell>
          <table:table-cell office:value-type="string" table:style-name="ce26">
            <text:p>-</text:p>
          </table:table-cell>
          <table:table-cell office:value-type="date" office:date-value="2021-06-29T00:00:00" table:style-name="ce8">
            <text:p>29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282" table:style-name="ce5">
            <text:p>282</text:p>
          </table:table-cell>
          <table:table-cell office:value-type="string" table:style-name="ce26">
            <text:p>-</text:p>
          </table:table-cell>
          <table:table-cell office:value-type="float" office:value="2" table:style-name="ce5">
            <text:p>2</text:p>
          </table:table-cell>
          <table:table-cell office:value-type="string" table:style-name="ce26">
            <text:p>-</text:p>
          </table:table-cell>
          <table:table-cell office:value-type="date" office:date-value="2021-06-28T00:00:00" table:style-name="ce8">
            <text:p>28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3199708" table:style-name="ce15">
            <text:p>23.199.708</text:p>
          </table:table-cell>
          <table:table-cell office:value-type="percentage" office:value="0.8574668823272299" table:style-name="ce16">
            <text:p>85,7%</text:p>
          </table:table-cell>
          <table:table-cell office:value-type="float" office:value="14408110" table:style-name="ce15">
            <text:p>14.408.110</text:p>
          </table:table-cell>
          <table:table-cell office:value-type="percentage" office:value="0.53252726982286946" table:style-name="ce16">
            <text:p>53,3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41"/>
        <table:table-column table:style-name="co4" table:default-cell-style-name="ce45"/>
        <table:table-column table:style-name="co4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1656" table:style-name="ce35">
            <text:p>431.656</text:p>
          </table:table-cell>
          <table:table-cell office:value-type="percentage" office:value="1" table:style-name="ce36">
            <text:p>100,0%</text:p>
          </table:table-cell>
          <table:table-cell office:value-type="float" office:value="647595" table:style-name="ce35">
            <text:p>647.595</text:p>
          </table:table-cell>
          <table:table-cell office:value-type="percentage" office:value="0.99571635702764993" table:style-name="ce36">
            <text:p>99,6%</text:p>
          </table:table-cell>
          <table:table-cell office:value-type="float" office:value="879997" table:style-name="ce35">
            <text:p>879.997</text:p>
          </table:table-cell>
          <table:table-cell office:value-type="percentage" office:value="0.96054126684909735" table:style-name="ce36">
            <text:p>96,1%</text:p>
          </table:table-cell>
          <table:table-cell office:value-type="float" office:value="1132959" table:style-name="ce35">
            <text:p>1.132.959</text:p>
          </table:table-cell>
          <table:table-cell office:value-type="percentage" office:value="0.89560489509660313" table:style-name="ce36">
            <text:p>89,6%</text:p>
          </table:table-cell>
          <table:table-cell office:value-type="float" office:value="1023438" table:style-name="ce35">
            <text:p>1.023.438</text:p>
          </table:table-cell>
          <table:table-cell office:value-type="percentage" office:value="0.73888358647735852" table:style-name="ce36">
            <text:p>73,9%</text:p>
          </table:table-cell>
          <table:table-cell office:value-type="float" office:value="353035" table:style-name="ce35">
            <text:p>353.035</text:p>
          </table:table-cell>
          <table:table-cell office:value-type="percentage" office:value="0.30962088795378423" table:style-name="ce36">
            <text:p>31,0%</text:p>
          </table:table-cell>
          <table:table-cell office:value-type="float" office:value="106933" table:style-name="ce35">
            <text:p>106.933</text:p>
          </table:table-cell>
          <table:table-cell office:value-type="percentage" office:value="0.11514614417146204" table:style-name="ce36">
            <text:p>11,5%</text:p>
          </table:table-cell>
          <table:table-cell office:value-type="float" office:value="5467" table:style-name="ce35">
            <text:p>5.467</text:p>
          </table:table-cell>
          <table:table-cell office:value-type="percentage" office:value="7.2611889649053605E-3" table:style-name="ce36">
            <text:p>0,7%</text:p>
          </table:table-cell>
          <table:table-cell office:value-type="float" office:value="4581080" table:style-name="ce35">
            <text:p>4.581.080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1474709724603205" table:style-name="ce36">
            <text:p>61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713" table:style-name="ce38">
            <text:p>100.713</text:p>
          </table:table-cell>
          <table:table-cell office:value-type="percentage" office:value="1" table:style-name="ce39">
            <text:p>100,0%</text:p>
          </table:table-cell>
          <table:table-cell office:value-type="float" office:value="118049" table:style-name="ce38">
            <text:p>118.049</text:p>
          </table:table-cell>
          <table:table-cell office:value-type="percentage" office:value="0.99238367449876008" table:style-name="ce39">
            <text:p>99,2%</text:p>
          </table:table-cell>
          <table:table-cell office:value-type="float" office:value="148386" table:style-name="ce38">
            <text:p>148.386</text:p>
          </table:table-cell>
          <table:table-cell office:value-type="percentage" office:value="0.94895981888761693" table:style-name="ce39">
            <text:p>94,9%</text:p>
          </table:table-cell>
          <table:table-cell office:value-type="float" office:value="172579" table:style-name="ce38">
            <text:p>172.579</text:p>
          </table:table-cell>
          <table:table-cell office:value-type="percentage" office:value="0.87044172979734291" table:style-name="ce39">
            <text:p>87,0%</text:p>
          </table:table-cell>
          <table:table-cell office:value-type="float" office:value="147413" table:style-name="ce38">
            <text:p>147.413</text:p>
          </table:table-cell>
          <table:table-cell office:value-type="percentage" office:value="0.68582368348818057" table:style-name="ce39">
            <text:p>68,6%</text:p>
          </table:table-cell>
          <table:table-cell office:value-type="float" office:value="30140" table:style-name="ce38">
            <text:p>30.140</text:p>
          </table:table-cell>
          <table:table-cell office:value-type="percentage" office:value="0.18346055050339044" table:style-name="ce39">
            <text:p>18,3%</text:p>
          </table:table-cell>
          <table:table-cell office:value-type="float" office:value="17543" table:style-name="ce38">
            <text:p>17.543</text:p>
          </table:table-cell>
          <table:table-cell office:value-type="percentage" office:value="0.13453117690815256" table:style-name="ce39">
            <text:p>13,5%</text:p>
          </table:table-cell>
          <table:table-cell office:value-type="float" office:value="1454" table:style-name="ce38">
            <text:p>1.454</text:p>
          </table:table-cell>
          <table:table-cell office:value-type="percentage" office:value="1.4101581821179529E-2" table:style-name="ce39">
            <text:p>1,4%</text:p>
          </table:table-cell>
          <table:table-cell office:value-type="float" office:value="736277" table:style-name="ce38">
            <text:p>736.277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62126054943997899" table:style-name="ce39">
            <text:p>62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449" table:style-name="ce38">
            <text:p>88.449</text:p>
          </table:table-cell>
          <table:table-cell office:value-type="percentage" office:value="1" table:style-name="ce39">
            <text:p>100,0%</text:p>
          </table:table-cell>
          <table:table-cell office:value-type="float" office:value="113431" table:style-name="ce38">
            <text:p>113.431</text:p>
          </table:table-cell>
          <table:table-cell office:value-type="percentage" office:value="1" table:style-name="ce39">
            <text:p>100,0%</text:p>
          </table:table-cell>
          <table:table-cell office:value-type="float" office:value="142029" table:style-name="ce38">
            <text:p>142.029</text:p>
          </table:table-cell>
          <table:table-cell office:value-type="percentage" office:value="0.94906182343035839" table:style-name="ce39">
            <text:p>94,9%</text:p>
          </table:table-cell>
          <table:table-cell office:value-type="float" office:value="144145" table:style-name="ce38">
            <text:p>144.145</text:p>
          </table:table-cell>
          <table:table-cell office:value-type="percentage" office:value="0.8862553413876848" table:style-name="ce39">
            <text:p>88,6%</text:p>
          </table:table-cell>
          <table:table-cell office:value-type="float" office:value="131221" table:style-name="ce38">
            <text:p>131.221</text:p>
          </table:table-cell>
          <table:table-cell office:value-type="percentage" office:value="0.78578742821555392" table:style-name="ce39">
            <text:p>78,6%</text:p>
          </table:table-cell>
          <table:table-cell office:value-type="float" office:value="41989" table:style-name="ce38">
            <text:p>41.989</text:p>
          </table:table-cell>
          <table:table-cell office:value-type="percentage" office:value="0.36687315969279427" table:style-name="ce39">
            <text:p>36,7%</text:p>
          </table:table-cell>
          <table:table-cell office:value-type="float" office:value="10301" table:style-name="ce38">
            <text:p>10.301</text:p>
          </table:table-cell>
          <table:table-cell office:value-type="percentage" office:value="0.13020945254136593" table:style-name="ce39">
            <text:p>13,0%</text:p>
          </table:table-cell>
          <table:table-cell office:value-type="float" office:value="579" table:style-name="ce38">
            <text:p>579</text:p>
          </table:table-cell>
          <table:table-cell office:value-type="percentage" office:value="9.0468749999999994E-3" table:style-name="ce39">
            <text:p>0,9%</text:p>
          </table:table-cell>
          <table:table-cell office:value-type="float" office:value="672144" table:style-name="ce38">
            <text:p>672.144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1969650732873125" table:style-name="ce39">
            <text:p>72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742" table:style-name="ce38">
            <text:p>50.742</text:p>
          </table:table-cell>
          <table:table-cell office:value-type="percentage" office:value="1" table:style-name="ce39">
            <text:p>100,0%</text:p>
          </table:table-cell>
          <table:table-cell office:value-type="float" office:value="77499" table:style-name="ce38">
            <text:p>77.499</text:p>
          </table:table-cell>
          <table:table-cell office:value-type="percentage" office:value="0.96252918674549159" table:style-name="ce39">
            <text:p>96,3%</text:p>
          </table:table-cell>
          <table:table-cell office:value-type="float" office:value="100831" table:style-name="ce38">
            <text:p>100.831</text:p>
          </table:table-cell>
          <table:table-cell office:value-type="percentage" office:value="0.86010526225998241" table:style-name="ce39">
            <text:p>86,0%</text:p>
          </table:table-cell>
          <table:table-cell office:value-type="float" office:value="134283" table:style-name="ce38">
            <text:p>134.283</text:p>
          </table:table-cell>
          <table:table-cell office:value-type="percentage" office:value="0.8099241843941688" table:style-name="ce39">
            <text:p>81,0%</text:p>
          </table:table-cell>
          <table:table-cell office:value-type="float" office:value="135068" table:style-name="ce38">
            <text:p>135.068</text:p>
          </table:table-cell>
          <table:table-cell office:value-type="percentage" office:value="0.65512290708728638" table:style-name="ce39">
            <text:p>65,5%</text:p>
          </table:table-cell>
          <table:table-cell office:value-type="float" office:value="57568" table:style-name="ce38">
            <text:p>57.568</text:p>
          </table:table-cell>
          <table:table-cell office:value-type="percentage" office:value="0.31598302842683618" table:style-name="ce39">
            <text:p>31,6%</text:p>
          </table:table-cell>
          <table:table-cell office:value-type="float" office:value="15433" table:style-name="ce38">
            <text:p>15.433</text:p>
          </table:table-cell>
          <table:table-cell office:value-type="percentage" office:value="0.11188035551173682" table:style-name="ce39">
            <text:p>11,2%</text:p>
          </table:table-cell>
          <table:table-cell office:value-type="float" office:value="1869" table:style-name="ce38">
            <text:p>1.869</text:p>
          </table:table-cell>
          <table:table-cell office:value-type="percentage" office:value="1.9574780058651025E-2" table:style-name="ce39">
            <text:p>2,0%</text:p>
          </table:table-cell>
          <table:table-cell office:value-type="float" office:value="573293" table:style-name="ce38">
            <text:p>573.293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5539774676359378" table:style-name="ce39">
            <text:p>55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479" table:style-name="ce38">
            <text:p>91.479</text:p>
          </table:table-cell>
          <table:table-cell office:value-type="percentage" office:value="1" table:style-name="ce39">
            <text:p>100,0%</text:p>
          </table:table-cell>
          <table:table-cell office:value-type="float" office:value="147867" table:style-name="ce38">
            <text:p>147.867</text:p>
          </table:table-cell>
          <table:table-cell office:value-type="percentage" office:value="0.95687596663452645" table:style-name="ce39">
            <text:p>95,7%</text:p>
          </table:table-cell>
          <table:table-cell office:value-type="float" office:value="209146" table:style-name="ce38">
            <text:p>209.146</text:p>
          </table:table-cell>
          <table:table-cell office:value-type="percentage" office:value="0.88963469620403923" table:style-name="ce39">
            <text:p>89,0%</text:p>
          </table:table-cell>
          <table:table-cell office:value-type="float" office:value="285176" table:style-name="ce38">
            <text:p>285.176</text:p>
          </table:table-cell>
          <table:table-cell office:value-type="percentage" office:value="0.81359839320765048" table:style-name="ce39">
            <text:p>81,4%</text:p>
          </table:table-cell>
          <table:table-cell office:value-type="float" office:value="234364" table:style-name="ce38">
            <text:p>234.364</text:p>
          </table:table-cell>
          <table:table-cell office:value-type="percentage" office:value="0.60414926635114097" table:style-name="ce39">
            <text:p>60,4%</text:p>
          </table:table-cell>
          <table:table-cell office:value-type="float" office:value="101806" table:style-name="ce38">
            <text:p>101.806</text:p>
          </table:table-cell>
          <table:table-cell office:value-type="percentage" office:value="0.32741996693832132" table:style-name="ce39">
            <text:p>32,7%</text:p>
          </table:table-cell>
          <table:table-cell office:value-type="float" office:value="32385" table:style-name="ce38">
            <text:p>32.385</text:p>
          </table:table-cell>
          <table:table-cell office:value-type="percentage" office:value="0.12864054530721197" table:style-name="ce39">
            <text:p>12,9%</text:p>
          </table:table-cell>
          <table:table-cell office:value-type="float" office:value="1487" table:style-name="ce38">
            <text:p>1.487</text:p>
          </table:table-cell>
          <table:table-cell office:value-type="percentage" office:value="8.2704383276695388E-3" table:style-name="ce39">
            <text:p>0,8%</text:p>
          </table:table-cell>
          <table:table-cell office:value-type="float" office:value="1103710" table:style-name="ce38">
            <text:p>1.103.710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56289506082801999" table:style-name="ce39">
            <text:p>56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180" table:style-name="ce38">
            <text:p>42.180</text:p>
          </table:table-cell>
          <table:table-cell office:value-type="percentage" office:value="1" table:style-name="ce39">
            <text:p>100,0%</text:p>
          </table:table-cell>
          <table:table-cell office:value-type="float" office:value="55638" table:style-name="ce38">
            <text:p>55.638</text:p>
          </table:table-cell>
          <table:table-cell office:value-type="percentage" office:value="1" table:style-name="ce39">
            <text:p>100,0%</text:p>
          </table:table-cell>
          <table:table-cell office:value-type="float" office:value="73893" table:style-name="ce38">
            <text:p>73.893</text:p>
          </table:table-cell>
          <table:table-cell office:value-type="percentage" office:value="0.95536880212036979" table:style-name="ce39">
            <text:p>95,5%</text:p>
          </table:table-cell>
          <table:table-cell office:value-type="float" office:value="78145" table:style-name="ce38">
            <text:p>78.145</text:p>
          </table:table-cell>
          <table:table-cell office:value-type="percentage" office:value="0.86862522786892538" table:style-name="ce39">
            <text:p>86,9%</text:p>
          </table:table-cell>
          <table:table-cell office:value-type="float" office:value="56211" table:style-name="ce38">
            <text:p>56.211</text:p>
          </table:table-cell>
          <table:table-cell office:value-type="percentage" office:value="0.57493684092094632" table:style-name="ce39">
            <text:p>57,5%</text:p>
          </table:table-cell>
          <table:table-cell office:value-type="float" office:value="9712" table:style-name="ce38">
            <text:p>9.712</text:p>
          </table:table-cell>
          <table:table-cell office:value-type="percentage" office:value="0.13781164417578362" table:style-name="ce39">
            <text:p>13,8%</text:p>
          </table:table-cell>
          <table:table-cell office:value-type="float" office:value="5448" table:style-name="ce38">
            <text:p>5.448</text:p>
          </table:table-cell>
          <table:table-cell office:value-type="percentage" office:value="0.10787050787050786" table:style-name="ce39">
            <text:p>10,8%</text:p>
          </table:table-cell>
          <table:table-cell office:value-type="float" office:value="185" table:style-name="ce38">
            <text:p>185</text:p>
          </table:table-cell>
          <table:table-cell office:value-type="percentage" office:value="4.208084070695812E-3" table:style-name="ce39">
            <text:p>0,4%</text:p>
          </table:table-cell>
          <table:table-cell office:value-type="float" office:value="321412" table:style-name="ce38">
            <text:p>321.412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1323305229457747" table:style-name="ce39">
            <text:p>61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436" table:style-name="ce38">
            <text:p>228.436</text:p>
          </table:table-cell>
          <table:table-cell office:value-type="percentage" office:value="1" table:style-name="ce39">
            <text:p>100,0%</text:p>
          </table:table-cell>
          <table:table-cell office:value-type="float" office:value="248636" table:style-name="ce38">
            <text:p>248.636</text:p>
          </table:table-cell>
          <table:table-cell office:value-type="percentage" office:value="1" table:style-name="ce39">
            <text:p>100,0%</text:p>
          </table:table-cell>
          <table:table-cell office:value-type="float" office:value="308177" table:style-name="ce38">
            <text:p>308.177</text:p>
          </table:table-cell>
          <table:table-cell office:value-type="percentage" office:value="0.9673609040257396" table:style-name="ce39">
            <text:p>96,7%</text:p>
          </table:table-cell>
          <table:table-cell office:value-type="float" office:value="334932" table:style-name="ce38">
            <text:p>334.932</text:p>
          </table:table-cell>
          <table:table-cell office:value-type="percentage" office:value="0.87868301961041517" table:style-name="ce39">
            <text:p>87,9%</text:p>
          </table:table-cell>
          <table:table-cell office:value-type="float" office:value="234967" table:style-name="ce38">
            <text:p>234.967</text:p>
          </table:table-cell>
          <table:table-cell office:value-type="percentage" office:value="0.64674859966144149" table:style-name="ce39">
            <text:p>64,7%</text:p>
          </table:table-cell>
          <table:table-cell office:value-type="float" office:value="44493" table:style-name="ce38">
            <text:p>44.493</text:p>
          </table:table-cell>
          <table:table-cell office:value-type="percentage" office:value="0.16615319120332508" table:style-name="ce39">
            <text:p>16,6%</text:p>
          </table:table-cell>
          <table:table-cell office:value-type="float" office:value="24979" table:style-name="ce38">
            <text:p>24.979</text:p>
          </table:table-cell>
          <table:table-cell office:value-type="percentage" office:value="0.11838051998521369" table:style-name="ce39">
            <text:p>11,8%</text:p>
          </table:table-cell>
          <table:table-cell office:value-type="float" office:value="986" table:style-name="ce38">
            <text:p>986</text:p>
          </table:table-cell>
          <table:table-cell office:value-type="percentage" office:value="5.963397079991775E-3" table:style-name="ce39">
            <text:p>0,6%</text:p>
          </table:table-cell>
          <table:table-cell office:value-type="float" office:value="1425606" table:style-name="ce38">
            <text:p>1.425.606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5507365182265109" table:style-name="ce39">
            <text:p>65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362" table:style-name="ce38">
            <text:p>137.362</text:p>
          </table:table-cell>
          <table:table-cell office:value-type="percentage" office:value="1" table:style-name="ce39">
            <text:p>100,0%</text:p>
          </table:table-cell>
          <table:table-cell office:value-type="float" office:value="157241" table:style-name="ce38">
            <text:p>157.241</text:p>
          </table:table-cell>
          <table:table-cell office:value-type="percentage" office:value="0.98830931295214985" table:style-name="ce39">
            <text:p>98,8%</text:p>
          </table:table-cell>
          <table:table-cell office:value-type="float" office:value="212457" table:style-name="ce38">
            <text:p>212.457</text:p>
          </table:table-cell>
          <table:table-cell office:value-type="percentage" office:value="0.97259251799088098" table:style-name="ce39">
            <text:p>97,3%</text:p>
          </table:table-cell>
          <table:table-cell office:value-type="float" office:value="273303" table:style-name="ce38">
            <text:p>273.303</text:p>
          </table:table-cell>
          <table:table-cell office:value-type="percentage" office:value="0.88885383669725959" table:style-name="ce39">
            <text:p>88,9%</text:p>
          </table:table-cell>
          <table:table-cell office:value-type="float" office:value="247954" table:style-name="ce38">
            <text:p>247.954</text:p>
          </table:table-cell>
          <table:table-cell office:value-type="percentage" office:value="0.75000075618941031" table:style-name="ce39">
            <text:p>75,0%</text:p>
          </table:table-cell>
          <table:table-cell office:value-type="float" office:value="84746" table:style-name="ce38">
            <text:p>84.746</text:p>
          </table:table-cell>
          <table:table-cell office:value-type="percentage" office:value="0.3187126035629802" table:style-name="ce39">
            <text:p>31,9%</text:p>
          </table:table-cell>
          <table:table-cell office:value-type="float" office:value="20957" table:style-name="ce38">
            <text:p>20.957</text:p>
          </table:table-cell>
          <table:table-cell office:value-type="percentage" office:value="9.6093796569290513E-2" table:style-name="ce39">
            <text:p>9,6%</text:p>
          </table:table-cell>
          <table:table-cell office:value-type="float" office:value="853" table:style-name="ce38">
            <text:p>853</text:p>
          </table:table-cell>
          <table:table-cell office:value-type="percentage" office:value="4.903087853217759E-3" table:style-name="ce39">
            <text:p>0,5%</text:p>
          </table:table-cell>
          <table:table-cell office:value-type="float" office:value="1134873" table:style-name="ce38">
            <text:p>1.134.873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62742317490645649" table:style-name="ce39">
            <text:p>62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5361" table:style-name="ce38">
            <text:p>455.361</text:p>
          </table:table-cell>
          <table:table-cell office:value-type="percentage" office:value="1" table:style-name="ce39">
            <text:p>100,0%</text:p>
          </table:table-cell>
          <table:table-cell office:value-type="float" office:value="610614" table:style-name="ce38">
            <text:p>610.614</text:p>
          </table:table-cell>
          <table:table-cell office:value-type="percentage" office:value="0.96115487051623505" table:style-name="ce39">
            <text:p>96,1%</text:p>
          </table:table-cell>
          <table:table-cell office:value-type="float" office:value="753613" table:style-name="ce38">
            <text:p>753.613</text:p>
          </table:table-cell>
          <table:table-cell office:value-type="percentage" office:value="0.89974617471202889" table:style-name="ce39">
            <text:p>90,0%</text:p>
          </table:table-cell>
          <table:table-cell office:value-type="float" office:value="932774" table:style-name="ce38">
            <text:p>932.774</text:p>
          </table:table-cell>
          <table:table-cell office:value-type="percentage" office:value="0.85436076865302535" table:style-name="ce39">
            <text:p>85,4%</text:p>
          </table:table-cell>
          <table:table-cell office:value-type="float" office:value="906747" table:style-name="ce38">
            <text:p>906.747</text:p>
          </table:table-cell>
          <table:table-cell office:value-type="percentage" office:value="0.6886224088763665" table:style-name="ce39">
            <text:p>68,9%</text:p>
          </table:table-cell>
          <table:table-cell office:value-type="float" office:value="319149" table:style-name="ce38">
            <text:p>319.149</text:p>
          </table:table-cell>
          <table:table-cell office:value-type="percentage" office:value="0.30550748000291006" table:style-name="ce39">
            <text:p>30,6%</text:p>
          </table:table-cell>
          <table:table-cell office:value-type="float" office:value="117100" table:style-name="ce38">
            <text:p>117.100</text:p>
          </table:table-cell>
          <table:table-cell office:value-type="percentage" office:value="0.13958173160018356" table:style-name="ce39">
            <text:p>14,0%</text:p>
          </table:table-cell>
          <table:table-cell office:value-type="float" office:value="10572" table:style-name="ce38">
            <text:p>10.572</text:p>
          </table:table-cell>
          <table:table-cell office:value-type="percentage" office:value="1.6111776593118205E-2" table:style-name="ce39">
            <text:p>1,6%</text:p>
          </table:table-cell>
          <table:table-cell office:value-type="float" office:value="4105930" table:style-name="ce38">
            <text:p>4.105.930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59780355135723817" table:style-name="ce39">
            <text:p>59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4800" table:style-name="ce38">
            <text:p>294.800</text:p>
          </table:table-cell>
          <table:table-cell office:value-type="percentage" office:value="1" table:style-name="ce39">
            <text:p>100,0%</text:p>
          </table:table-cell>
          <table:table-cell office:value-type="float" office:value="429119" table:style-name="ce38">
            <text:p>429.119</text:p>
          </table:table-cell>
          <table:table-cell office:value-type="percentage" office:value="0.98003252166207622" table:style-name="ce39">
            <text:p>98,0%</text:p>
          </table:table-cell>
          <table:table-cell office:value-type="float" office:value="537967" table:style-name="ce38">
            <text:p>537.967</text:p>
          </table:table-cell>
          <table:table-cell office:value-type="percentage" office:value="0.926366560592911" table:style-name="ce39">
            <text:p>92,6%</text:p>
          </table:table-cell>
          <table:table-cell office:value-type="float" office:value="637964" table:style-name="ce38">
            <text:p>637.964</text:p>
          </table:table-cell>
          <table:table-cell office:value-type="percentage" office:value="0.84797975367323553" table:style-name="ce39">
            <text:p>84,8%</text:p>
          </table:table-cell>
          <table:table-cell office:value-type="float" office:value="454512" table:style-name="ce38">
            <text:p>454.512</text:p>
          </table:table-cell>
          <table:table-cell office:value-type="percentage" office:value="0.53372288007815982" table:style-name="ce39">
            <text:p>53,4%</text:p>
          </table:table-cell>
          <table:table-cell office:value-type="float" office:value="80579" table:style-name="ce38">
            <text:p>80.579</text:p>
          </table:table-cell>
          <table:table-cell office:value-type="percentage" office:value="0.12420482798697205" table:style-name="ce39">
            <text:p>12,4%</text:p>
          </table:table-cell>
          <table:table-cell office:value-type="float" office:value="54923" table:style-name="ce38">
            <text:p>54.923</text:p>
          </table:table-cell>
          <table:table-cell office:value-type="percentage" office:value="0.10641393768188388" table:style-name="ce39">
            <text:p>10,6%</text:p>
          </table:table-cell>
          <table:table-cell office:value-type="float" office:value="2448" table:style-name="ce38">
            <text:p>2.448</text:p>
          </table:table-cell>
          <table:table-cell office:value-type="percentage" office:value="5.7663633515573657E-3" table:style-name="ce39">
            <text:p>0,6%</text:p>
          </table:table-cell>
          <table:table-cell office:value-type="float" office:value="2492312" table:style-name="ce38">
            <text:p>2.492.312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55527119664009406" table:style-name="ce39">
            <text:p>55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17" table:style-name="ce38">
            <text:p>78.017</text:p>
          </table:table-cell>
          <table:table-cell office:value-type="percentage" office:value="1" table:style-name="ce39">
            <text:p>100,0%</text:p>
          </table:table-cell>
          <table:table-cell office:value-type="float" office:value="95366" table:style-name="ce38">
            <text:p>95.366</text:p>
          </table:table-cell>
          <table:table-cell office:value-type="percentage" office:value="1" table:style-name="ce39">
            <text:p>100,0%</text:p>
          </table:table-cell>
          <table:table-cell office:value-type="float" office:value="127585" table:style-name="ce38">
            <text:p>127.585</text:p>
          </table:table-cell>
          <table:table-cell office:value-type="percentage" office:value="1" table:style-name="ce39">
            <text:p>100,0%</text:p>
          </table:table-cell>
          <table:table-cell office:value-type="float" office:value="154226" table:style-name="ce38">
            <text:p>154.226</text:p>
          </table:table-cell>
          <table:table-cell office:value-type="percentage" office:value="0.91141499621785171" table:style-name="ce39">
            <text:p>91,1%</text:p>
          </table:table-cell>
          <table:table-cell office:value-type="float" office:value="126353" table:style-name="ce38">
            <text:p>126.353</text:p>
          </table:table-cell>
          <table:table-cell office:value-type="percentage" office:value="0.79221161924586503" table:style-name="ce39">
            <text:p>79,2%</text:p>
          </table:table-cell>
          <table:table-cell office:value-type="float" office:value="32482" table:style-name="ce38">
            <text:p>32.482</text:p>
          </table:table-cell>
          <table:table-cell office:value-type="percentage" office:value="0.24334914106338826" table:style-name="ce39">
            <text:p>24,3%</text:p>
          </table:table-cell>
          <table:table-cell office:value-type="float" office:value="9252" table:style-name="ce38">
            <text:p>9.252</text:p>
          </table:table-cell>
          <table:table-cell office:value-type="percentage" office:value="8.1644899399929402E-2" table:style-name="ce39">
            <text:p>8,2%</text:p>
          </table:table-cell>
          <table:table-cell office:value-type="float" office:value="374" table:style-name="ce38">
            <text:p>374</text:p>
          </table:table-cell>
          <table:table-cell office:value-type="percentage" office:value="4.4129793510324488E-3" table:style-name="ce39">
            <text:p>0,4%</text:p>
          </table:table-cell>
          <table:table-cell office:value-type="float" office:value="623655" table:style-name="ce38">
            <text:p>623.655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65411243742376268" table:style-name="ce39">
            <text:p>65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0940" table:style-name="ce38">
            <text:p>240.940</text:p>
          </table:table-cell>
          <table:table-cell office:value-type="percentage" office:value="1" table:style-name="ce39">
            <text:p>100,0%</text:p>
          </table:table-cell>
          <table:table-cell office:value-type="float" office:value="288907" table:style-name="ce38">
            <text:p>288.907</text:p>
          </table:table-cell>
          <table:table-cell office:value-type="percentage" office:value="0.99704930253104274" table:style-name="ce39">
            <text:p>99,7%</text:p>
          </table:table-cell>
          <table:table-cell office:value-type="float" office:value="332884" table:style-name="ce38">
            <text:p>332.884</text:p>
          </table:table-cell>
          <table:table-cell office:value-type="percentage" office:value="0.95952174376742083" table:style-name="ce39">
            <text:p>96,0%</text:p>
          </table:table-cell>
          <table:table-cell office:value-type="float" office:value="370108" table:style-name="ce38">
            <text:p>370.108</text:p>
          </table:table-cell>
          <table:table-cell office:value-type="percentage" office:value="0.91184535673546219" table:style-name="ce39">
            <text:p>91,2%</text:p>
          </table:table-cell>
          <table:table-cell office:value-type="float" office:value="347902" table:style-name="ce38">
            <text:p>347.902</text:p>
          </table:table-cell>
          <table:table-cell office:value-type="percentage" office:value="0.78494024425737952" table:style-name="ce39">
            <text:p>78,5%</text:p>
          </table:table-cell>
          <table:table-cell office:value-type="float" office:value="39450" table:style-name="ce38">
            <text:p>39.450</text:p>
          </table:table-cell>
          <table:table-cell office:value-type="percentage" office:value="0.12198214020679761" table:style-name="ce39">
            <text:p>12,2%</text:p>
          </table:table-cell>
          <table:table-cell office:value-type="float" office:value="20443" table:style-name="ce38">
            <text:p>20.443</text:p>
          </table:table-cell>
          <table:table-cell office:value-type="percentage" office:value="8.8505115139340465E-2" table:style-name="ce39">
            <text:p>8,9%</text:p>
          </table:table-cell>
          <table:table-cell office:value-type="float" office:value="416" table:style-name="ce38">
            <text:p>416</text:p>
          </table:table-cell>
          <table:table-cell office:value-type="percentage" office:value="2.3110212380629642E-3" table:style-name="ce39">
            <text:p>0,2%</text:p>
          </table:table-cell>
          <table:table-cell office:value-type="float" office:value="1641050" table:style-name="ce38">
            <text:p>1.641.050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66858912437049223" table:style-name="ce39">
            <text:p>66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05" table:style-name="ce38">
            <text:p>23.305</text:p>
          </table:table-cell>
          <table:table-cell office:value-type="percentage" office:value="1" table:style-name="ce39">
            <text:p>100,0%</text:p>
          </table:table-cell>
          <table:table-cell office:value-type="float" office:value="28483" table:style-name="ce38">
            <text:p>28.483</text:p>
          </table:table-cell>
          <table:table-cell office:value-type="percentage" office:value="1" table:style-name="ce39">
            <text:p>100,0%</text:p>
          </table:table-cell>
          <table:table-cell office:value-type="float" office:value="36134" table:style-name="ce38">
            <text:p>36.134</text:p>
          </table:table-cell>
          <table:table-cell office:value-type="percentage" office:value="0.95800413595630729" table:style-name="ce39">
            <text:p>95,8%</text:p>
          </table:table-cell>
          <table:table-cell office:value-type="float" office:value="41915" table:style-name="ce38">
            <text:p>41.915</text:p>
          </table:table-cell>
          <table:table-cell office:value-type="percentage" office:value="0.87938486069150723" table:style-name="ce39">
            <text:p>87,9%</text:p>
          </table:table-cell>
          <table:table-cell office:value-type="float" office:value="25525" table:style-name="ce38">
            <text:p>25.525</text:p>
          </table:table-cell>
          <table:table-cell office:value-type="percentage" office:value="0.48208585944435001" table:style-name="ce39">
            <text:p>48,2%</text:p>
          </table:table-cell>
          <table:table-cell office:value-type="float" office:value="5360" table:style-name="ce38">
            <text:p>5.360</text:p>
          </table:table-cell>
          <table:table-cell office:value-type="percentage" office:value="0.13632086268725044" table:style-name="ce39">
            <text:p>13,6%</text:p>
          </table:table-cell>
          <table:table-cell office:value-type="float" office:value="3595" table:style-name="ce38">
            <text:p>3.595</text:p>
          </table:table-cell>
          <table:table-cell office:value-type="percentage" office:value="0.11803138748440475" table:style-name="ce39">
            <text:p>11,8%</text:p>
          </table:table-cell>
          <table:table-cell office:value-type="float" office:value="163" table:style-name="ce38">
            <text:p>163</text:p>
          </table:table-cell>
          <table:table-cell office:value-type="percentage" office:value="6.3841453861820463E-3" table:style-name="ce39">
            <text:p>0,6%</text:p>
          </table:table-cell>
          <table:table-cell office:value-type="float" office:value="164480" table:style-name="ce38">
            <text:p>164.480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57921611437827936" table:style-name="ce39">
            <text:p>57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1275" table:style-name="ce38">
            <text:p>371.275</text:p>
          </table:table-cell>
          <table:table-cell office:value-type="percentage" office:value="1" table:style-name="ce39">
            <text:p>100,0%</text:p>
          </table:table-cell>
          <table:table-cell office:value-type="float" office:value="505385" table:style-name="ce38">
            <text:p>505.385</text:p>
          </table:table-cell>
          <table:table-cell office:value-type="percentage" office:value="0.96066005044850511" table:style-name="ce39">
            <text:p>96,1%</text:p>
          </table:table-cell>
          <table:table-cell office:value-type="float" office:value="659441" table:style-name="ce38">
            <text:p>659.441</text:p>
          </table:table-cell>
          <table:table-cell office:value-type="percentage" office:value="0.93760761414030258" table:style-name="ce39">
            <text:p>93,8%</text:p>
          </table:table-cell>
          <table:table-cell office:value-type="float" office:value="859552" table:style-name="ce38">
            <text:p>859.552</text:p>
          </table:table-cell>
          <table:table-cell office:value-type="percentage" office:value="0.88360096753335537" table:style-name="ce39">
            <text:p>88,4%</text:p>
          </table:table-cell>
          <table:table-cell office:value-type="float" office:value="582349" table:style-name="ce38">
            <text:p>582.349</text:p>
          </table:table-cell>
          <table:table-cell office:value-type="percentage" office:value="0.49945410306088228" table:style-name="ce39">
            <text:p>49,9%</text:p>
          </table:table-cell>
          <table:table-cell office:value-type="float" office:value="129210" table:style-name="ce38">
            <text:p>129.210</text:p>
          </table:table-cell>
          <table:table-cell office:value-type="percentage" office:value="0.13606208668548081" table:style-name="ce39">
            <text:p>13,6%</text:p>
          </table:table-cell>
          <table:table-cell office:value-type="float" office:value="86450" table:style-name="ce38">
            <text:p>86.450</text:p>
          </table:table-cell>
          <table:table-cell office:value-type="percentage" office:value="0.11643489679787199" table:style-name="ce39">
            <text:p>11,6%</text:p>
          </table:table-cell>
          <table:table-cell office:value-type="float" office:value="4546" table:style-name="ce38">
            <text:p>4.546</text:p>
          </table:table-cell>
          <table:table-cell office:value-type="percentage" office:value="8.2125656228434329E-3" table:style-name="ce39">
            <text:p>0,8%</text:p>
          </table:table-cell>
          <table:table-cell office:value-type="float" office:value="3198208" table:style-name="ce38">
            <text:p>3.198.208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53500195803334827" table:style-name="ce39">
            <text:p>53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338" table:style-name="ce38">
            <text:p>73.338</text:p>
          </table:table-cell>
          <table:table-cell office:value-type="percentage" office:value="1" table:style-name="ce39">
            <text:p>100,0%</text:p>
          </table:table-cell>
          <table:table-cell office:value-type="float" office:value="101403" table:style-name="ce38">
            <text:p>101.403</text:p>
          </table:table-cell>
          <table:table-cell office:value-type="percentage" office:value="0.98546147192878453" table:style-name="ce39">
            <text:p>98,5%</text:p>
          </table:table-cell>
          <table:table-cell office:value-type="float" office:value="137066" table:style-name="ce38">
            <text:p>137.066</text:p>
          </table:table-cell>
          <table:table-cell office:value-type="percentage" office:value="0.93299933972731419" table:style-name="ce39">
            <text:p>93,3%</text:p>
          </table:table-cell>
          <table:table-cell office:value-type="float" office:value="191658" table:style-name="ce38">
            <text:p>191.658</text:p>
          </table:table-cell>
          <table:table-cell office:value-type="percentage" office:value="0.89872266196496231" table:style-name="ce39">
            <text:p>89,9%</text:p>
          </table:table-cell>
          <table:table-cell office:value-type="float" office:value="192112" table:style-name="ce38">
            <text:p>192.112</text:p>
          </table:table-cell>
          <table:table-cell office:value-type="percentage" office:value="0.75587923999732454" table:style-name="ce39">
            <text:p>75,6%</text:p>
          </table:table-cell>
          <table:table-cell office:value-type="float" office:value="41791" table:style-name="ce38">
            <text:p>41.791</text:p>
          </table:table-cell>
          <table:table-cell office:value-type="percentage" office:value="0.19995406764496204" table:style-name="ce39">
            <text:p>20,0%</text:p>
          </table:table-cell>
          <table:table-cell office:value-type="float" office:value="17546" table:style-name="ce38">
            <text:p>17.546</text:p>
          </table:table-cell>
          <table:table-cell office:value-type="percentage" office:value="0.1018647531466258" table:style-name="ce39">
            <text:p>10,2%</text:p>
          </table:table-cell>
          <table:table-cell office:value-type="float" office:value="902" table:style-name="ce38">
            <text:p>902</text:p>
          </table:table-cell>
          <table:table-cell office:value-type="percentage" office:value="6.3568579362059006E-3" table:style-name="ce39">
            <text:p>0,6%</text:p>
          </table:table-cell>
          <table:table-cell office:value-type="float" office:value="755816" table:style-name="ce38">
            <text:p>755.816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57689844649834332" table:style-name="ce39">
            <text:p>57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378" table:style-name="ce38">
            <text:p>42.378</text:p>
          </table:table-cell>
          <table:table-cell office:value-type="percentage" office:value="1" table:style-name="ce39">
            <text:p>100,0%</text:p>
          </table:table-cell>
          <table:table-cell office:value-type="float" office:value="55624" table:style-name="ce38">
            <text:p>55.624</text:p>
          </table:table-cell>
          <table:table-cell office:value-type="percentage" office:value="0.99698881560080299" table:style-name="ce39">
            <text:p>99,7%</text:p>
          </table:table-cell>
          <table:table-cell office:value-type="float" office:value="69380" table:style-name="ce38">
            <text:p>69.380</text:p>
          </table:table-cell>
          <table:table-cell office:value-type="percentage" office:value="0.93954823682357402" table:style-name="ce39">
            <text:p>94,0%</text:p>
          </table:table-cell>
          <table:table-cell office:value-type="float" office:value="87049" table:style-name="ce38">
            <text:p>87.049</text:p>
          </table:table-cell>
          <table:table-cell office:value-type="percentage" office:value="0.90025234244110286" table:style-name="ce39">
            <text:p>90,0%</text:p>
          </table:table-cell>
          <table:table-cell office:value-type="float" office:value="86209" table:style-name="ce38">
            <text:p>86.209</text:p>
          </table:table-cell>
          <table:table-cell office:value-type="percentage" office:value="0.79821669969074649" table:style-name="ce39">
            <text:p>79,8%</text:p>
          </table:table-cell>
          <table:table-cell office:value-type="float" office:value="18675" table:style-name="ce38">
            <text:p>18.675</text:p>
          </table:table-cell>
          <table:table-cell office:value-type="percentage" office:value="0.2295890141503055" table:style-name="ce39">
            <text:p>23,0%</text:p>
          </table:table-cell>
          <table:table-cell office:value-type="float" office:value="8820" table:style-name="ce38">
            <text:p>8.820</text:p>
          </table:table-cell>
          <table:table-cell office:value-type="percentage" office:value="0.12946408912765864" table:style-name="ce39">
            <text:p>12,9%</text:p>
          </table:table-cell>
          <table:table-cell office:value-type="float" office:value="448" table:style-name="ce38">
            <text:p>448</text:p>
          </table:table-cell>
          <table:table-cell office:value-type="percentage" office:value="7.9449528268425908E-3" table:style-name="ce39">
            <text:p>0,8%</text:p>
          </table:table-cell>
          <table:table-cell office:value-type="float" office:value="368583" table:style-name="ce38">
            <text:p>368.583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3400785063833742" table:style-name="ce39">
            <text:p>63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948" table:style-name="ce38">
            <text:p>161.948</text:p>
          </table:table-cell>
          <table:table-cell office:value-type="percentage" office:value="1" table:style-name="ce39">
            <text:p>100,0%</text:p>
          </table:table-cell>
          <table:table-cell office:value-type="float" office:value="210270" table:style-name="ce38">
            <text:p>210.270</text:p>
          </table:table-cell>
          <table:table-cell office:value-type="percentage" office:value="0.98680783364072822" table:style-name="ce39">
            <text:p>98,7%</text:p>
          </table:table-cell>
          <table:table-cell office:value-type="float" office:value="267438" table:style-name="ce38">
            <text:p>267.438</text:p>
          </table:table-cell>
          <table:table-cell office:value-type="percentage" office:value="0.95472995405524086" table:style-name="ce39">
            <text:p>95,5%</text:p>
          </table:table-cell>
          <table:table-cell office:value-type="float" office:value="300554" table:style-name="ce38">
            <text:p>300.554</text:p>
          </table:table-cell>
          <table:table-cell office:value-type="percentage" office:value="0.88404215579289191" table:style-name="ce39">
            <text:p>88,4%</text:p>
          </table:table-cell>
          <table:table-cell office:value-type="float" office:value="241030" table:style-name="ce38">
            <text:p>241.030</text:p>
          </table:table-cell>
          <table:table-cell office:value-type="percentage" office:value="0.66558419144347514" table:style-name="ce39">
            <text:p>66,6%</text:p>
          </table:table-cell>
          <table:table-cell office:value-type="float" office:value="45407" table:style-name="ce38">
            <text:p>45.407</text:p>
          </table:table-cell>
          <table:table-cell office:value-type="percentage" office:value="0.17427833409456406" table:style-name="ce39">
            <text:p>17,4%</text:p>
          </table:table-cell>
          <table:table-cell office:value-type="float" office:value="28483" table:style-name="ce38">
            <text:p>28.483</text:p>
          </table:table-cell>
          <table:table-cell office:value-type="percentage" office:value="0.14133099129675389" table:style-name="ce39">
            <text:p>14,1%</text:p>
          </table:table-cell>
          <table:table-cell office:value-type="float" office:value="1561" table:style-name="ce38">
            <text:p>1.561</text:p>
          </table:table-cell>
          <table:table-cell office:value-type="percentage" office:value="9.2582707614201152E-3" table:style-name="ce39">
            <text:p>0,9%</text:p>
          </table:table-cell>
          <table:table-cell office:value-type="float" office:value="1256691" table:style-name="ce38">
            <text:p>1.256.691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63343100078984127" table:style-name="ce39">
            <text:p>63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67" table:style-name="ce38">
            <text:p>2.367</text:p>
          </table:table-cell>
          <table:table-cell office:value-type="percentage" office:value="0.90863723608445301" table:style-name="ce39">
            <text:p>90,9%</text:p>
          </table:table-cell>
          <table:table-cell office:value-type="float" office:value="3795" table:style-name="ce38">
            <text:p>3.795</text:p>
          </table:table-cell>
          <table:table-cell office:value-type="percentage" office:value="0.87887911069939784" table:style-name="ce39">
            <text:p>87,9%</text:p>
          </table:table-cell>
          <table:table-cell office:value-type="float" office:value="7180" table:style-name="ce38">
            <text:p>7.180</text:p>
          </table:table-cell>
          <table:table-cell office:value-type="percentage" office:value="0.91383479699630898" table:style-name="ce39">
            <text:p>91,4%</text:p>
          </table:table-cell>
          <table:table-cell office:value-type="float" office:value="9591" table:style-name="ce38">
            <text:p>9.591</text:p>
          </table:table-cell>
          <table:table-cell office:value-type="percentage" office:value="0.82995846313603328" table:style-name="ce39">
            <text:p>83,0%</text:p>
          </table:table-cell>
          <table:table-cell office:value-type="float" office:value="9501" table:style-name="ce38">
            <text:p>9.501</text:p>
          </table:table-cell>
          <table:table-cell office:value-type="percentage" office:value="0.7515424774560987" table:style-name="ce39">
            <text:p>75,2%</text:p>
          </table:table-cell>
          <table:table-cell office:value-type="float" office:value="6795" table:style-name="ce38">
            <text:p>6.795</text:p>
          </table:table-cell>
          <table:table-cell office:value-type="percentage" office:value="0.57129645199260126" table:style-name="ce39">
            <text:p>57,1%</text:p>
          </table:table-cell>
          <table:table-cell office:value-type="float" office:value="3582" table:style-name="ce38">
            <text:p>3.582</text:p>
          </table:table-cell>
          <table:table-cell office:value-type="percentage" office:value="0.32661621227318316" table:style-name="ce39">
            <text:p>32,7%</text:p>
          </table:table-cell>
          <table:table-cell office:value-type="float" office:value="120" table:style-name="ce38">
            <text:p>120</text:p>
          </table:table-cell>
          <table:table-cell office:value-type="percentage" office:value="1.3149243918474688E-2" table:style-name="ce39">
            <text:p>1,3%</text:p>
          </table:table-cell>
          <table:table-cell office:value-type="float" office:value="42931" table:style-name="ce38">
            <text:p>42.931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0496019164376802" table:style-name="ce39">
            <text:p>60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59" table:style-name="ce38">
            <text:p>1.959</text:p>
          </table:table-cell>
          <table:table-cell office:value-type="percentage" office:value="0.83397190293742018" table:style-name="ce39">
            <text:p>83,4%</text:p>
          </table:table-cell>
          <table:table-cell office:value-type="float" office:value="3215" table:style-name="ce38">
            <text:p>3.215</text:p>
          </table:table-cell>
          <table:table-cell office:value-type="percentage" office:value="0.85779082177161148" table:style-name="ce39">
            <text:p>85,8%</text:p>
          </table:table-cell>
          <table:table-cell office:value-type="float" office:value="6726" table:style-name="ce38">
            <text:p>6.726</text:p>
          </table:table-cell>
          <table:table-cell office:value-type="percentage" office:value="0.85933307780758916" table:style-name="ce39">
            <text:p>85,9%</text:p>
          </table:table-cell>
          <table:table-cell office:value-type="float" office:value="8943" table:style-name="ce38">
            <text:p>8.943</text:p>
          </table:table-cell>
          <table:table-cell office:value-type="percentage" office:value="0.79148597220993011" table:style-name="ce39">
            <text:p>79,1%</text:p>
          </table:table-cell>
          <table:table-cell office:value-type="float" office:value="8902" table:style-name="ce38">
            <text:p>8.902</text:p>
          </table:table-cell>
          <table:table-cell office:value-type="percentage" office:value="0.74170971504749206" table:style-name="ce39">
            <text:p>74,2%</text:p>
          </table:table-cell>
          <table:table-cell office:value-type="float" office:value="6641" table:style-name="ce38">
            <text:p>6.641</text:p>
          </table:table-cell>
          <table:table-cell office:value-type="percentage" office:value="0.54735020192862438" table:style-name="ce39">
            <text:p>54,7%</text:p>
          </table:table-cell>
          <table:table-cell office:value-type="float" office:value="2455" table:style-name="ce38">
            <text:p>2.455</text:p>
          </table:table-cell>
          <table:table-cell office:value-type="percentage" office:value="0.20466861192163402" table:style-name="ce39">
            <text:p>20,5%</text:p>
          </table:table-cell>
          <table:table-cell office:value-type="float" office:value="24" table:style-name="ce38">
            <text:p>24</text:p>
          </table:table-cell>
          <table:table-cell office:value-type="percentage" office:value="2.5067892208063504E-3" table:style-name="ce39">
            <text:p>0,3%</text:p>
          </table:table-cell>
          <table:table-cell office:value-type="float" office:value="38865" table:style-name="ce38">
            <text:p>38.865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54795775938641134" table:style-name="ce39">
            <text:p>54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0" table:style-name="ce38">
            <text:p>30</text:p>
          </table:table-cell>
          <table:table-cell office:value-type="string" table:style-name="ce39">
            <text:p>-</text:p>
          </table:table-cell>
          <table:table-cell office:value-type="float" office:value="16" table:style-name="ce38">
            <text:p>16</text:p>
          </table:table-cell>
          <table:table-cell office:value-type="string" table:style-name="ce39">
            <text:p>-</text:p>
          </table:table-cell>
          <table:table-cell office:value-type="float" office:value="3360" table:style-name="ce38">
            <text:p>3.360</text:p>
          </table:table-cell>
          <table:table-cell office:value-type="string" table:style-name="ce39">
            <text:p>-</text:p>
          </table:table-cell>
          <table:table-cell office:value-type="float" office:value="9035" table:style-name="ce38">
            <text:p>9.035</text:p>
          </table:table-cell>
          <table:table-cell office:value-type="string" table:style-name="ce39">
            <text:p>-</text:p>
          </table:table-cell>
          <table:table-cell office:value-type="float" office:value="20179" table:style-name="ce38">
            <text:p>20.179</text:p>
          </table:table-cell>
          <table:table-cell office:value-type="string" table:style-name="ce39">
            <text:p>-</text:p>
          </table:table-cell>
          <table:table-cell office:value-type="float" office:value="28073" table:style-name="ce38">
            <text:p>28.073</text:p>
          </table:table-cell>
          <table:table-cell office:value-type="string" table:style-name="ce39">
            <text:p>-</text:p>
          </table:table-cell>
          <table:table-cell office:value-type="float" office:value="21496" table:style-name="ce38">
            <text:p>21.496</text:p>
          </table:table-cell>
          <table:table-cell office:value-type="string" table:style-name="ce39">
            <text:p>-</text:p>
          </table:table-cell>
          <table:table-cell office:value-type="float" office:value="838" table:style-name="ce38">
            <text:p>838</text:p>
          </table:table-cell>
          <table:table-cell office:value-type="string" table:style-name="ce39">
            <text:p>-</text:p>
          </table:table-cell>
          <table:table-cell office:value-type="float" office:value="83027" table:style-name="ce38">
            <text:p>83.027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" table:style-name="ce38">
            <text:p>1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12" table:style-name="ce38">
            <text:p>12</text:p>
          </table:table-cell>
          <table:table-cell office:value-type="string" table:style-name="ce39">
            <text:p>-</text:p>
          </table:table-cell>
          <table:table-cell office:value-type="float" office:value="57" table:style-name="ce38">
            <text:p>57</text:p>
          </table:table-cell>
          <table:table-cell office:value-type="string" table:style-name="ce39">
            <text:p>-</text:p>
          </table:table-cell>
          <table:table-cell office:value-type="float" office:value="212" table:style-name="ce38">
            <text:p>212</text:p>
          </table:table-cell>
          <table:table-cell office:value-type="string" table:style-name="ce39">
            <text:p>-</text:p>
          </table:table-cell>
          <table:table-cell office:value-type="float" office:value="199" table:style-name="ce38">
            <text:p>199</text:p>
          </table:table-cell>
          <table:table-cell office:value-type="string" table:style-name="ce39">
            <text:p>-</text:p>
          </table:table-cell>
          <table:table-cell office:value-type="float" office:value="171" table:style-name="ce38">
            <text:p>171</text:p>
          </table:table-cell>
          <table:table-cell office:value-type="string" table:style-name="ce39">
            <text:p>-</text:p>
          </table:table-cell>
          <table:table-cell office:value-type="float" office:value="11" table:style-name="ce38">
            <text:p>11</text:p>
          </table:table-cell>
          <table:table-cell office:value-type="string" table:style-name="ce39">
            <text:p>-</text:p>
          </table:table-cell>
          <table:table-cell office:value-type="float" office:value="663" table:style-name="ce38">
            <text:p>663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25" table:style-name="ce21"/>
          <table:table-cell table:number-columns-repeated="16339" table:style-name="ce41"/>
        </table:table-row>
        <table:table-row table:style-name="ro8">
          <table:table-cell office:value-type="string" table:style-name="ce42">
            <text:p>Total España</text:p>
          </table:table-cell>
          <table:table-cell office:value-type="float" office:value="2916736" table:style-name="ce43">
            <text:p>2.916.736</text:p>
          </table:table-cell>
          <table:table-cell office:value-type="percentage" office:value="1" table:style-name="ce44">
            <text:p>100,0%</text:p>
          </table:table-cell>
          <table:table-cell office:value-type="float" office:value="3898153" table:style-name="ce43">
            <text:p>3.898.153</text:p>
          </table:table-cell>
          <table:table-cell office:value-type="percentage" office:value="0.98437088467429035" table:style-name="ce44">
            <text:p>98,4%</text:p>
          </table:table-cell>
          <table:table-cell office:value-type="float" office:value="5013702" table:style-name="ce43">
            <text:p>5.013.702</text:p>
          </table:table-cell>
          <table:table-cell office:value-type="percentage" office:value="0.93942573579919453" table:style-name="ce44">
            <text:p>93,9%</text:p>
          </table:table-cell>
          <table:table-cell office:value-type="float" office:value="6158948" table:style-name="ce43">
            <text:p>6.158.948</text:p>
          </table:table-cell>
          <table:table-cell office:value-type="percentage" office:value="0.87568321355561662" table:style-name="ce44">
            <text:p>87,6%</text:p>
          </table:table-cell>
          <table:table-cell office:value-type="float" office:value="5212169" table:style-name="ce43">
            <text:p>5.212.169</text:p>
          </table:table-cell>
          <table:table-cell office:value-type="percentage" office:value="0.66045903455728439" table:style-name="ce44">
            <text:p>66,0%</text:p>
          </table:table-cell>
          <table:table-cell office:value-type="float" office:value="1477300" table:style-name="ce43">
            <text:p>1.477.300</text:p>
          </table:table-cell>
          <table:table-cell office:value-type="percentage" office:value="0.23711146774935746" table:style-name="ce44">
            <text:p>23,7%</text:p>
          </table:table-cell>
          <table:table-cell office:value-type="float" office:value="608295" table:style-name="ce43">
            <text:p>608.295</text:p>
          </table:table-cell>
          <table:table-cell office:value-type="percentage" office:value="0.12302108950297697" table:style-name="ce44">
            <text:p>12,3%</text:p>
          </table:table-cell>
          <table:table-cell office:value-type="float" office:value="35303" table:style-name="ce43">
            <text:p>35.303</text:p>
          </table:table-cell>
          <table:table-cell office:value-type="percentage" office:value="9.0783879181811026E-3" table:style-name="ce44">
            <text:p>0,9%</text:p>
          </table:table-cell>
          <table:table-cell office:value-type="float" office:value="25320606" table:style-name="ce43">
            <text:p>25.320.606</text:p>
          </table:table-cell>
          <table:table-cell office:value-type="float" office:value="42119827" table:style-name="ce43">
            <text:p>42.119.827</text:p>
          </table:table-cell>
          <table:table-cell office:value-type="percentage" office:value="0.60115645774138626" table:style-name="ce44">
            <text:p>60,1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41"/>
        <table:table-column table:style-name="co4" table:default-cell-style-name="ce45"/>
        <table:table-column table:style-name="co4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4" table:default-cell-style-name="ce45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3451" table:style-name="ce35">
            <text:p>423.451</text:p>
          </table:table-cell>
          <table:table-cell office:value-type="percentage" office:value="1" table:style-name="ce36">
            <text:p>100,0%</text:p>
          </table:table-cell>
          <table:table-cell office:value-type="float" office:value="634816" table:style-name="ce35">
            <text:p>634.816</text:p>
          </table:table-cell>
          <table:table-cell office:value-type="percentage" office:value="0.97606787406151163" table:style-name="ce36">
            <text:p>97,6%</text:p>
          </table:table-cell>
          <table:table-cell office:value-type="float" office:value="430449" table:style-name="ce35">
            <text:p>430.449</text:p>
          </table:table-cell>
          <table:table-cell office:value-type="percentage" office:value="0.46984708785817125" table:style-name="ce36">
            <text:p>47,0%</text:p>
          </table:table-cell>
          <table:table-cell office:value-type="float" office:value="959246" table:style-name="ce35">
            <text:p>959.246</text:p>
          </table:table-cell>
          <table:table-cell office:value-type="percentage" office:value="0.7582846450770383" table:style-name="ce36">
            <text:p>75,8%</text:p>
          </table:table-cell>
          <table:table-cell office:value-type="float" office:value="323239" table:style-name="ce35">
            <text:p>323.239</text:p>
          </table:table-cell>
          <table:table-cell office:value-type="percentage" office:value="0.23336635107290807" table:style-name="ce36">
            <text:p>23,3%</text:p>
          </table:table-cell>
          <table:table-cell office:value-type="float" office:value="135983" table:style-name="ce35">
            <text:p>135.983</text:p>
          </table:table-cell>
          <table:table-cell office:value-type="percentage" office:value="0.11926063196742374" table:style-name="ce36">
            <text:p>11,9%</text:p>
          </table:table-cell>
          <table:table-cell office:value-type="float" office:value="91611" table:style-name="ce35">
            <text:p>91.611</text:p>
          </table:table-cell>
          <table:table-cell office:value-type="percentage" office:value="9.8647315736880195E-2" table:style-name="ce36">
            <text:p>9,9%</text:p>
          </table:table-cell>
          <table:table-cell office:value-type="float" office:value="4100" table:style-name="ce35">
            <text:p>4.100</text:p>
          </table:table-cell>
          <table:table-cell office:value-type="percentage" office:value="5.4455596773572302E-3" table:style-name="ce36">
            <text:p>0,5%</text:p>
          </table:table-cell>
          <table:table-cell office:value-type="float" office:value="3002895" table:style-name="ce35">
            <text:p>3.002.895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40296632771849072" table:style-name="ce36">
            <text:p>40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8929" table:style-name="ce38">
            <text:p>98.929</text:p>
          </table:table-cell>
          <table:table-cell office:value-type="percentage" office:value="1" table:style-name="ce39">
            <text:p>100,0%</text:p>
          </table:table-cell>
          <table:table-cell office:value-type="float" office:value="116582" table:style-name="ce38">
            <text:p>116.582</text:p>
          </table:table-cell>
          <table:table-cell office:value-type="percentage" office:value="0.98005127989575891" table:style-name="ce39">
            <text:p>98,0%</text:p>
          </table:table-cell>
          <table:table-cell office:value-type="float" office:value="55304" table:style-name="ce38">
            <text:p>55.304</text:p>
          </table:table-cell>
          <table:table-cell office:value-type="percentage" office:value="0.35368076384403357" table:style-name="ce39">
            <text:p>35,4%</text:p>
          </table:table-cell>
          <table:table-cell office:value-type="float" office:value="152224" table:style-name="ce38">
            <text:p>152.224</text:p>
          </table:table-cell>
          <table:table-cell office:value-type="percentage" office:value="0.76777662332422103" table:style-name="ce39">
            <text:p>76,8%</text:p>
          </table:table-cell>
          <table:table-cell office:value-type="float" office:value="66157" table:style-name="ce38">
            <text:p>66.157</text:p>
          </table:table-cell>
          <table:table-cell office:value-type="percentage" office:value="0.30778857650632957" table:style-name="ce39">
            <text:p>30,8%</text:p>
          </table:table-cell>
          <table:table-cell office:value-type="float" office:value="24087" table:style-name="ce38">
            <text:p>24.087</text:p>
          </table:table-cell>
          <table:table-cell office:value-type="percentage" office:value="0.14661626675431869" table:style-name="ce39">
            <text:p>14,7%</text:p>
          </table:table-cell>
          <table:table-cell office:value-type="float" office:value="15894" table:style-name="ce38">
            <text:p>15.894</text:p>
          </table:table-cell>
          <table:table-cell office:value-type="percentage" office:value="0.12188556836220581" table:style-name="ce39">
            <text:p>12,2%</text:p>
          </table:table-cell>
          <table:table-cell office:value-type="float" office:value="1206" table:style-name="ce38">
            <text:p>1.206</text:p>
          </table:table-cell>
          <table:table-cell office:value-type="percentage" office:value="1.1696360162546432E-2" table:style-name="ce39">
            <text:p>1,2%</text:p>
          </table:table-cell>
          <table:table-cell office:value-type="float" office:value="530383" table:style-name="ce38">
            <text:p>530.383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44752998395118188" table:style-name="ce39">
            <text:p>44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190" table:style-name="ce38">
            <text:p>87.190</text:p>
          </table:table-cell>
          <table:table-cell office:value-type="percentage" office:value="0.99275840867169174" table:style-name="ce39">
            <text:p>99,3%</text:p>
          </table:table-cell>
          <table:table-cell office:value-type="float" office:value="111900" table:style-name="ce38">
            <text:p>111.900</text:p>
          </table:table-cell>
          <table:table-cell office:value-type="percentage" office:value="1" table:style-name="ce39">
            <text:p>100,0%</text:p>
          </table:table-cell>
          <table:table-cell office:value-type="float" office:value="52509" table:style-name="ce38">
            <text:p>52.509</text:p>
          </table:table-cell>
          <table:table-cell office:value-type="percentage" office:value="0.35087402774436693" table:style-name="ce39">
            <text:p>35,1%</text:p>
          </table:table-cell>
          <table:table-cell office:value-type="float" office:value="133476" table:style-name="ce38">
            <text:p>133.476</text:p>
          </table:table-cell>
          <table:table-cell office:value-type="percentage" office:value="0.82065848934796648" table:style-name="ce39">
            <text:p>82,1%</text:p>
          </table:table-cell>
          <table:table-cell office:value-type="float" office:value="53249" table:style-name="ce38">
            <text:p>53.249</text:p>
          </table:table-cell>
          <table:table-cell office:value-type="percentage" office:value="0.31886965321899718" table:style-name="ce39">
            <text:p>31,9%</text:p>
          </table:table-cell>
          <table:table-cell office:value-type="float" office:value="15568" table:style-name="ce38">
            <text:p>15.568</text:p>
          </table:table-cell>
          <table:table-cell office:value-type="percentage" office:value="0.13602327633659819" table:style-name="ce39">
            <text:p>13,6%</text:p>
          </table:table-cell>
          <table:table-cell office:value-type="float" office:value="9790" table:style-name="ce38">
            <text:p>9.790</text:p>
          </table:table-cell>
          <table:table-cell office:value-type="percentage" office:value="0.12375017380642389" table:style-name="ce39">
            <text:p>12,4%</text:p>
          </table:table-cell>
          <table:table-cell office:value-type="float" office:value="520" table:style-name="ce38">
            <text:p>520</text:p>
          </table:table-cell>
          <table:table-cell office:value-type="percentage" office:value="8.1250000000000003E-3" table:style-name="ce39">
            <text:p>0,8%</text:p>
          </table:table-cell>
          <table:table-cell office:value-type="float" office:value="464202" table:style-name="ce38">
            <text:p>464.202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49704313078002882" table:style-name="ce39">
            <text:p>49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49917" table:style-name="ce38">
            <text:p>49.917</text:p>
          </table:table-cell>
          <table:table-cell office:value-type="percentage" office:value="1" table:style-name="ce39">
            <text:p>100,0%</text:p>
          </table:table-cell>
          <table:table-cell office:value-type="float" office:value="76368" table:style-name="ce38">
            <text:p>76.368</text:p>
          </table:table-cell>
          <table:table-cell office:value-type="percentage" office:value="0.94848228923443789" table:style-name="ce39">
            <text:p>94,8%</text:p>
          </table:table-cell>
          <table:table-cell office:value-type="float" office:value="29324" table:style-name="ce38">
            <text:p>29.324</text:p>
          </table:table-cell>
          <table:table-cell office:value-type="percentage" office:value="0.2501386152126997" table:style-name="ce39">
            <text:p>25,0%</text:p>
          </table:table-cell>
          <table:table-cell office:value-type="float" office:value="122722" table:style-name="ce38">
            <text:p>122.722</text:p>
          </table:table-cell>
          <table:table-cell office:value-type="percentage" office:value="0.74019433403499457" table:style-name="ce39">
            <text:p>74,0%</text:p>
          </table:table-cell>
          <table:table-cell office:value-type="float" office:value="77748" table:style-name="ce38">
            <text:p>77.748</text:p>
          </table:table-cell>
          <table:table-cell office:value-type="percentage" office:value="0.37710261335195855" table:style-name="ce39">
            <text:p>37,7%</text:p>
          </table:table-cell>
          <table:table-cell office:value-type="float" office:value="20289" table:style-name="ce38">
            <text:p>20.289</text:p>
          </table:table-cell>
          <table:table-cell office:value-type="percentage" office:value="0.11136359893955113" table:style-name="ce39">
            <text:p>11,1%</text:p>
          </table:table-cell>
          <table:table-cell office:value-type="float" office:value="11492" table:style-name="ce38">
            <text:p>11.492</text:p>
          </table:table-cell>
          <table:table-cell office:value-type="percentage" office:value="8.3310376825042415E-2" table:style-name="ce39">
            <text:p>8,3%</text:p>
          </table:table-cell>
          <table:table-cell office:value-type="float" office:value="558" table:style-name="ce38">
            <text:p>558</text:p>
          </table:table-cell>
          <table:table-cell office:value-type="percentage" office:value="5.8441558441558444E-3" table:style-name="ce39">
            <text:p>0,6%</text:p>
          </table:table-cell>
          <table:table-cell office:value-type="float" office:value="388418" table:style-name="ce38">
            <text:p>388.418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37533132276901282" table:style-name="ce39">
            <text:p>37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88871" table:style-name="ce38">
            <text:p>88.871</text:p>
          </table:table-cell>
          <table:table-cell office:value-type="percentage" office:value="0.98487299968970254" table:style-name="ce39">
            <text:p>98,5%</text:p>
          </table:table-cell>
          <table:table-cell office:value-type="float" office:value="143540" table:style-name="ce38">
            <text:p>143.540</text:p>
          </table:table-cell>
          <table:table-cell office:value-type="percentage" office:value="0.92887511243698673" table:style-name="ce39">
            <text:p>92,9%</text:p>
          </table:table-cell>
          <table:table-cell office:value-type="float" office:value="108685" table:style-name="ce38">
            <text:p>108.685</text:p>
          </table:table-cell>
          <table:table-cell office:value-type="percentage" office:value="0.46230837289231452" table:style-name="ce39">
            <text:p>46,2%</text:p>
          </table:table-cell>
          <table:table-cell office:value-type="float" office:value="235326" table:style-name="ce38">
            <text:p>235.326</text:p>
          </table:table-cell>
          <table:table-cell office:value-type="percentage" office:value="0.67137787008718675" table:style-name="ce39">
            <text:p>67,1%</text:p>
          </table:table-cell>
          <table:table-cell office:value-type="float" office:value="116497" table:style-name="ce38">
            <text:p>116.497</text:p>
          </table:table-cell>
          <table:table-cell office:value-type="percentage" office:value="0.30030882337777504" table:style-name="ce39">
            <text:p>30,0%</text:p>
          </table:table-cell>
          <table:table-cell office:value-type="float" office:value="36256" table:style-name="ce38">
            <text:p>36.256</text:p>
          </table:table-cell>
          <table:table-cell office:value-type="percentage" office:value="0.11660352357735082" table:style-name="ce39">
            <text:p>11,7%</text:p>
          </table:table-cell>
          <table:table-cell office:value-type="float" office:value="19445" table:style-name="ce38">
            <text:p>19.445</text:p>
          </table:table-cell>
          <table:table-cell office:value-type="percentage" office:value="7.7239938351049461E-2" table:style-name="ce39">
            <text:p>7,7%</text:p>
          </table:table-cell>
          <table:table-cell office:value-type="float" office:value="672" table:style-name="ce38">
            <text:p>672</text:p>
          </table:table-cell>
          <table:table-cell office:value-type="percentage" office:value="3.7375484574269872E-3" table:style-name="ce39">
            <text:p>0,4%</text:p>
          </table:table-cell>
          <table:table-cell office:value-type="float" office:value="749292" table:style-name="ce38">
            <text:p>749.292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38214093006129213" table:style-name="ce39">
            <text:p>38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628" table:style-name="ce38">
            <text:p>41.628</text:p>
          </table:table-cell>
          <table:table-cell office:value-type="percentage" office:value="1" table:style-name="ce39">
            <text:p>100,0%</text:p>
          </table:table-cell>
          <table:table-cell office:value-type="float" office:value="55061" table:style-name="ce38">
            <text:p>55.061</text:p>
          </table:table-cell>
          <table:table-cell office:value-type="percentage" office:value="1" table:style-name="ce39">
            <text:p>100,0%</text:p>
          </table:table-cell>
          <table:table-cell office:value-type="float" office:value="29205" table:style-name="ce38">
            <text:p>29.205</text:p>
          </table:table-cell>
          <table:table-cell office:value-type="percentage" office:value="0.3775938974723641" table:style-name="ce39">
            <text:p>37,8%</text:p>
          </table:table-cell>
          <table:table-cell office:value-type="float" office:value="58733" table:style-name="ce38">
            <text:p>58.733</text:p>
          </table:table-cell>
          <table:table-cell office:value-type="percentage" office:value="0.65285002890044908" table:style-name="ce39">
            <text:p>65,3%</text:p>
          </table:table-cell>
          <table:table-cell office:value-type="float" office:value="17772" table:style-name="ce38">
            <text:p>17.772</text:p>
          </table:table-cell>
          <table:table-cell office:value-type="percentage" office:value="0.18177540938334236" table:style-name="ce39">
            <text:p>18,2%</text:p>
          </table:table-cell>
          <table:table-cell office:value-type="float" office:value="7781" table:style-name="ce38">
            <text:p>7.781</text:p>
          </table:table-cell>
          <table:table-cell office:value-type="percentage" office:value="0.11041107942048728" table:style-name="ce39">
            <text:p>11,0%</text:p>
          </table:table-cell>
          <table:table-cell office:value-type="float" office:value="4507" table:style-name="ce38">
            <text:p>4.507</text:p>
          </table:table-cell>
          <table:table-cell office:value-type="percentage" office:value="8.9238689238689245E-2" table:style-name="ce39">
            <text:p>8,9%</text:p>
          </table:table-cell>
          <table:table-cell office:value-type="float" office:value="98" table:style-name="ce38">
            <text:p>98</text:p>
          </table:table-cell>
          <table:table-cell office:value-type="percentage" office:value="2.2291472374496735E-3" table:style-name="ce39">
            <text:p>0,2%</text:p>
          </table:table-cell>
          <table:table-cell office:value-type="float" office:value="214785" table:style-name="ce38">
            <text:p>214.785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40979571745015997" table:style-name="ce39">
            <text:p>41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423" table:style-name="ce38">
            <text:p>225.423</text:p>
          </table:table-cell>
          <table:table-cell office:value-type="percentage" office:value="1" table:style-name="ce39">
            <text:p>100,0%</text:p>
          </table:table-cell>
          <table:table-cell office:value-type="float" office:value="246434" table:style-name="ce38">
            <text:p>246.434</text:p>
          </table:table-cell>
          <table:table-cell office:value-type="percentage" office:value="1" table:style-name="ce39">
            <text:p>100,0%</text:p>
          </table:table-cell>
          <table:table-cell office:value-type="float" office:value="153975" table:style-name="ce38">
            <text:p>153.975</text:p>
          </table:table-cell>
          <table:table-cell office:value-type="percentage" office:value="0.48332417798006749" table:style-name="ce39">
            <text:p>48,3%</text:p>
          </table:table-cell>
          <table:table-cell office:value-type="float" office:value="263519" table:style-name="ce38">
            <text:p>263.519</text:p>
          </table:table-cell>
          <table:table-cell office:value-type="percentage" office:value="0.69133337705778186" table:style-name="ce39">
            <text:p>69,1%</text:p>
          </table:table-cell>
          <table:table-cell office:value-type="float" office:value="72345" table:style-name="ce38">
            <text:p>72.345</text:p>
          </table:table-cell>
          <table:table-cell office:value-type="percentage" office:value="0.19913020740149462" table:style-name="ce39">
            <text:p>19,9%</text:p>
          </table:table-cell>
          <table:table-cell office:value-type="float" office:value="33957" table:style-name="ce38">
            <text:p>33.957</text:p>
          </table:table-cell>
          <table:table-cell office:value-type="percentage" office:value="0.12680790042683815" table:style-name="ce39">
            <text:p>12,7%</text:p>
          </table:table-cell>
          <table:table-cell office:value-type="float" office:value="22560" table:style-name="ce38">
            <text:p>22.560</text:p>
          </table:table-cell>
          <table:table-cell office:value-type="percentage" office:value="0.10691639100309944" table:style-name="ce39">
            <text:p>10,7%</text:p>
          </table:table-cell>
          <table:table-cell office:value-type="float" office:value="820" table:style-name="ce38">
            <text:p>820</text:p>
          </table:table-cell>
          <table:table-cell office:value-type="percentage" office:value="4.9594174498917391E-3" table:style-name="ce39">
            <text:p>0,5%</text:p>
          </table:table-cell>
          <table:table-cell office:value-type="float" office:value="1019033" table:style-name="ce38">
            <text:p>1.019.033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4682511638122957" table:style-name="ce39">
            <text:p>46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153" table:style-name="ce38">
            <text:p>135.153</text:p>
          </table:table-cell>
          <table:table-cell office:value-type="percentage" office:value="0.99969673210349574" table:style-name="ce39">
            <text:p>100,0%</text:p>
          </table:table-cell>
          <table:table-cell office:value-type="float" office:value="155353" table:style-name="ce38">
            <text:p>155.353</text:p>
          </table:table-cell>
          <table:table-cell office:value-type="percentage" office:value="0.97644263706702028" table:style-name="ce39">
            <text:p>97,6%</text:p>
          </table:table-cell>
          <table:table-cell office:value-type="float" office:value="83556" table:style-name="ce38">
            <text:p>83.556</text:p>
          </table:table-cell>
          <table:table-cell office:value-type="percentage" office:value="0.38250535606379665" table:style-name="ce39">
            <text:p>38,3%</text:p>
          </table:table-cell>
          <table:table-cell office:value-type="float" office:value="232871" table:style-name="ce38">
            <text:p>232.871</text:p>
          </table:table-cell>
          <table:table-cell office:value-type="percentage" office:value="0.75735825002113977" table:style-name="ce39">
            <text:p>75,7%</text:p>
          </table:table-cell>
          <table:table-cell office:value-type="float" office:value="99182" table:style-name="ce38">
            <text:p>99.182</text:p>
          </table:table-cell>
          <table:table-cell office:value-type="percentage" office:value="0.30000151237882067" table:style-name="ce39">
            <text:p>30,0%</text:p>
          </table:table-cell>
          <table:table-cell office:value-type="float" office:value="26942" table:style-name="ce38">
            <text:p>26.942</text:p>
          </table:table-cell>
          <table:table-cell office:value-type="percentage" office:value="0.10132342488369732" table:style-name="ce39">
            <text:p>10,1%</text:p>
          </table:table-cell>
          <table:table-cell office:value-type="float" office:value="16920" table:style-name="ce38">
            <text:p>16.920</text:p>
          </table:table-cell>
          <table:table-cell office:value-type="percentage" office:value="7.7583005103421074E-2" table:style-name="ce39">
            <text:p>7,8%</text:p>
          </table:table-cell>
          <table:table-cell office:value-type="float" office:value="633" table:style-name="ce38">
            <text:p>633</text:p>
          </table:table-cell>
          <table:table-cell office:value-type="percentage" office:value="3.6385165428919597E-3" table:style-name="ce39">
            <text:p>0,4%</text:p>
          </table:table-cell>
          <table:table-cell office:value-type="float" office:value="750610" table:style-name="ce38">
            <text:p>750.610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41498045095489566" table:style-name="ce39">
            <text:p>41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6964" table:style-name="ce38">
            <text:p>446.964</text:p>
          </table:table-cell>
          <table:table-cell office:value-type="percentage" office:value="0.99948121181763705" table:style-name="ce39">
            <text:p>99,9%</text:p>
          </table:table-cell>
          <table:table-cell office:value-type="float" office:value="597765" table:style-name="ce38">
            <text:p>597.765</text:p>
          </table:table-cell>
          <table:table-cell office:value-type="percentage" office:value="0.94092952532064" table:style-name="ce39">
            <text:p>94,1%</text:p>
          </table:table-cell>
          <table:table-cell office:value-type="float" office:value="373797" table:style-name="ce38">
            <text:p>373.797</text:p>
          </table:table-cell>
          <table:table-cell office:value-type="percentage" office:value="0.44628001489999808" table:style-name="ce39">
            <text:p>44,6%</text:p>
          </table:table-cell>
          <table:table-cell office:value-type="float" office:value="733725" table:style-name="ce38">
            <text:p>733.725</text:p>
          </table:table-cell>
          <table:table-cell office:value-type="percentage" office:value="0.67204473428712741" table:style-name="ce39">
            <text:p>67,2%</text:p>
          </table:table-cell>
          <table:table-cell office:value-type="float" office:value="290277" table:style-name="ce38">
            <text:p>290.277</text:p>
          </table:table-cell>
          <table:table-cell office:value-type="percentage" office:value="0.22044875470379835" table:style-name="ce39">
            <text:p>22,0%</text:p>
          </table:table-cell>
          <table:table-cell office:value-type="float" office:value="119057" table:style-name="ce38">
            <text:p>119.057</text:p>
          </table:table-cell>
          <table:table-cell office:value-type="percentage" office:value="0.1139680965527276" table:style-name="ce39">
            <text:p>11,4%</text:p>
          </table:table-cell>
          <table:table-cell office:value-type="float" office:value="93218" table:style-name="ce38">
            <text:p>93.218</text:p>
          </table:table-cell>
          <table:table-cell office:value-type="percentage" office:value="0.11111468707349198" table:style-name="ce39">
            <text:p>11,1%</text:p>
          </table:table-cell>
          <table:table-cell office:value-type="float" office:value="6779" table:style-name="ce38">
            <text:p>6.779</text:p>
          </table:table-cell>
          <table:table-cell office:value-type="percentage" office:value="1.0331227158981111E-2" table:style-name="ce39">
            <text:p>1,0%</text:p>
          </table:table-cell>
          <table:table-cell office:value-type="float" office:value="2661582" table:style-name="ce38">
            <text:p>2.661.582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38751346755266175" table:style-name="ce39">
            <text:p>38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89812" table:style-name="ce38">
            <text:p>289.812</text:p>
          </table:table-cell>
          <table:table-cell office:value-type="percentage" office:value="1" table:style-name="ce39">
            <text:p>100,0%</text:p>
          </table:table-cell>
          <table:table-cell office:value-type="float" office:value="418478" table:style-name="ce38">
            <text:p>418.478</text:p>
          </table:table-cell>
          <table:table-cell office:value-type="percentage" office:value="0.95573034426371783" table:style-name="ce39">
            <text:p>95,6%</text:p>
          </table:table-cell>
          <table:table-cell office:value-type="float" office:value="282935" table:style-name="ce38">
            <text:p>282.935</text:p>
          </table:table-cell>
          <table:table-cell office:value-type="percentage" office:value="0.48720743618354895" table:style-name="ce39">
            <text:p>48,7%</text:p>
          </table:table-cell>
          <table:table-cell office:value-type="float" office:value="511322" table:style-name="ce38">
            <text:p>511.322</text:p>
          </table:table-cell>
          <table:table-cell office:value-type="percentage" office:value="0.67964760332511887" table:style-name="ce39">
            <text:p>68,0%</text:p>
          </table:table-cell>
          <table:table-cell office:value-type="float" office:value="139244" table:style-name="ce38">
            <text:p>139.244</text:p>
          </table:table-cell>
          <table:table-cell office:value-type="percentage" office:value="0.16351099357905466" table:style-name="ce39">
            <text:p>16,4%</text:p>
          </table:table-cell>
          <table:table-cell office:value-type="float" office:value="64369" table:style-name="ce38">
            <text:p>64.369</text:p>
          </table:table-cell>
          <table:table-cell office:value-type="percentage" office:value="9.9218662091778306E-2" table:style-name="ce39">
            <text:p>9,9%</text:p>
          </table:table-cell>
          <table:table-cell office:value-type="float" office:value="41564" table:style-name="ce38">
            <text:p>41.564</text:p>
          </table:table-cell>
          <table:table-cell office:value-type="percentage" office:value="8.0530723117998318E-2" table:style-name="ce39">
            <text:p>8,1%</text:p>
          </table:table-cell>
          <table:table-cell office:value-type="float" office:value="1543" table:style-name="ce38">
            <text:p>1.543</text:p>
          </table:table-cell>
          <table:table-cell office:value-type="percentage" office:value="3.6345991223255781E-3" table:style-name="ce39">
            <text:p>0,4%</text:p>
          </table:table-cell>
          <table:table-cell office:value-type="float" office:value="1749267" table:style-name="ce38">
            <text:p>1.749.267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38972551604013761" table:style-name="ce39">
            <text:p>39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635" table:style-name="ce38">
            <text:p>76.635</text:p>
          </table:table-cell>
          <table:table-cell office:value-type="percentage" office:value="1" table:style-name="ce39">
            <text:p>100,0%</text:p>
          </table:table-cell>
          <table:table-cell office:value-type="float" office:value="90961" table:style-name="ce38">
            <text:p>90.961</text:p>
          </table:table-cell>
          <table:table-cell office:value-type="percentage" office:value="0.9900409247246289" table:style-name="ce39">
            <text:p>99,0%</text:p>
          </table:table-cell>
          <table:table-cell office:value-type="float" office:value="72746" table:style-name="ce38">
            <text:p>72.746</text:p>
          </table:table-cell>
          <table:table-cell office:value-type="percentage" office:value="0.58058852167250607" table:style-name="ce39">
            <text:p>58,1%</text:p>
          </table:table-cell>
          <table:table-cell office:value-type="float" office:value="133426" table:style-name="ce38">
            <text:p>133.426</text:p>
          </table:table-cell>
          <table:table-cell office:value-type="percentage" office:value="0.78849517776096822" table:style-name="ce39">
            <text:p>78,8%</text:p>
          </table:table-cell>
          <table:table-cell office:value-type="float" office:value="46862" table:style-name="ce38">
            <text:p>46.862</text:p>
          </table:table-cell>
          <table:table-cell office:value-type="percentage" office:value="0.29381669529888271" table:style-name="ce39">
            <text:p>29,4%</text:p>
          </table:table-cell>
          <table:table-cell office:value-type="float" office:value="16765" table:style-name="ce38">
            <text:p>16.765</text:p>
          </table:table-cell>
          <table:table-cell office:value-type="percentage" office:value="0.12560028169225121" table:style-name="ce39">
            <text:p>12,6%</text:p>
          </table:table-cell>
          <table:table-cell office:value-type="float" office:value="8133" table:style-name="ce38">
            <text:p>8.133</text:p>
          </table:table-cell>
          <table:table-cell office:value-type="percentage" office:value="7.1770208259795271E-2" table:style-name="ce39">
            <text:p>7,2%</text:p>
          </table:table-cell>
          <table:table-cell office:value-type="float" office:value="308" table:style-name="ce38">
            <text:p>308</text:p>
          </table:table-cell>
          <table:table-cell office:value-type="percentage" office:value="3.6342182890855457E-3" table:style-name="ce39">
            <text:p>0,4%</text:p>
          </table:table-cell>
          <table:table-cell office:value-type="float" office:value="445836" table:style-name="ce38">
            <text:p>445.836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46760929143718988" table:style-name="ce39">
            <text:p>46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8871" table:style-name="ce38">
            <text:p>238.871</text:p>
          </table:table-cell>
          <table:table-cell office:value-type="percentage" office:value="1" table:style-name="ce39">
            <text:p>100,0%</text:p>
          </table:table-cell>
          <table:table-cell office:value-type="float" office:value="286723" table:style-name="ce38">
            <text:p>286.723</text:p>
          </table:table-cell>
          <table:table-cell office:value-type="percentage" office:value="0.98951208232963606" table:style-name="ce39">
            <text:p>99,0%</text:p>
          </table:table-cell>
          <table:table-cell office:value-type="float" office:value="182427" table:style-name="ce38">
            <text:p>182.427</text:p>
          </table:table-cell>
          <table:table-cell office:value-type="percentage" office:value="0.52583684752123649" table:style-name="ce39">
            <text:p>52,6%</text:p>
          </table:table-cell>
          <table:table-cell office:value-type="float" office:value="359382" table:style-name="ce38">
            <text:p>359.382</text:p>
          </table:table-cell>
          <table:table-cell office:value-type="percentage" office:value="0.88541941269657465" table:style-name="ce39">
            <text:p>88,5%</text:p>
          </table:table-cell>
          <table:table-cell office:value-type="float" office:value="87957" table:style-name="ce38">
            <text:p>87.957</text:p>
          </table:table-cell>
          <table:table-cell office:value-type="percentage" office:value="0.1984495319490728" table:style-name="ce39">
            <text:p>19,8%</text:p>
          </table:table-cell>
          <table:table-cell office:value-type="float" office:value="35839" table:style-name="ce38">
            <text:p>35.839</text:p>
          </table:table-cell>
          <table:table-cell office:value-type="percentage" office:value="0.11081667738584079" table:style-name="ce39">
            <text:p>11,1%</text:p>
          </table:table-cell>
          <table:table-cell office:value-type="float" office:value="18392" table:style-name="ce38">
            <text:p>18.392</text:p>
          </table:table-cell>
          <table:table-cell office:value-type="percentage" office:value="7.9625596910568405E-2" table:style-name="ce39">
            <text:p>8,0%</text:p>
          </table:table-cell>
          <table:table-cell office:value-type="float" office:value="304" table:style-name="ce38">
            <text:p>304</text:p>
          </table:table-cell>
          <table:table-cell office:value-type="percentage" office:value="1.6888232124306277E-3" table:style-name="ce39">
            <text:p>0,2%</text:p>
          </table:table-cell>
          <table:table-cell office:value-type="float" office:value="1209895" table:style-name="ce38">
            <text:p>1.209.895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49292991598686003" table:style-name="ce39">
            <text:p>49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30" table:style-name="ce38">
            <text:p>23.030</text:p>
          </table:table-cell>
          <table:table-cell office:value-type="percentage" office:value="1" table:style-name="ce39">
            <text:p>100,0%</text:p>
          </table:table-cell>
          <table:table-cell office:value-type="float" office:value="28286" table:style-name="ce38">
            <text:p>28.286</text:p>
          </table:table-cell>
          <table:table-cell office:value-type="percentage" office:value="1" table:style-name="ce39">
            <text:p>100,0%</text:p>
          </table:table-cell>
          <table:table-cell office:value-type="float" office:value="22467" table:style-name="ce38">
            <text:p>22.467</text:p>
          </table:table-cell>
          <table:table-cell office:value-type="percentage" office:value="0.59565724587729996" table:style-name="ce39">
            <text:p>59,6%</text:p>
          </table:table-cell>
          <table:table-cell office:value-type="float" office:value="38953" table:style-name="ce38">
            <text:p>38.953</text:p>
          </table:table-cell>
          <table:table-cell office:value-type="percentage" office:value="0.81724152400134276" table:style-name="ce39">
            <text:p>81,7%</text:p>
          </table:table-cell>
          <table:table-cell office:value-type="float" office:value="10683" table:style-name="ce38">
            <text:p>10.683</text:p>
          </table:table-cell>
          <table:table-cell office:value-type="percentage" office:value="0.20176780554139045" table:style-name="ce39">
            <text:p>20,2%</text:p>
          </table:table-cell>
          <table:table-cell office:value-type="float" office:value="4670" table:style-name="ce38">
            <text:p>4.670</text:p>
          </table:table-cell>
          <table:table-cell office:value-type="percentage" office:value="0.11877209491594394" table:style-name="ce39">
            <text:p>11,9%</text:p>
          </table:table-cell>
          <table:table-cell office:value-type="float" office:value="3075" table:style-name="ce38">
            <text:p>3.075</text:p>
          </table:table-cell>
          <table:table-cell office:value-type="percentage" office:value="0.10095869722240462" table:style-name="ce39">
            <text:p>10,1%</text:p>
          </table:table-cell>
          <table:table-cell office:value-type="float" office:value="135" table:style-name="ce38">
            <text:p>135</text:p>
          </table:table-cell>
          <table:table-cell office:value-type="percentage" office:value="5.2874823750587501E-3" table:style-name="ce39">
            <text:p>0,5%</text:p>
          </table:table-cell>
          <table:table-cell office:value-type="float" office:value="131299" table:style-name="ce38">
            <text:p>131.299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46236926435891113" table:style-name="ce39">
            <text:p>46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6810" table:style-name="ce38">
            <text:p>366.810</text:p>
          </table:table-cell>
          <table:table-cell office:value-type="percentage" office:value="1" table:style-name="ce39">
            <text:p>100,0%</text:p>
          </table:table-cell>
          <table:table-cell office:value-type="float" office:value="500126" table:style-name="ce38">
            <text:p>500.126</text:p>
          </table:table-cell>
          <table:table-cell office:value-type="percentage" office:value="0.9506634909833277" table:style-name="ce39">
            <text:p>95,1%</text:p>
          </table:table-cell>
          <table:table-cell office:value-type="float" office:value="385556" table:style-name="ce38">
            <text:p>385.556</text:p>
          </table:table-cell>
          <table:table-cell office:value-type="percentage" office:value="0.5481919402607337" table:style-name="ce39">
            <text:p>54,8%</text:p>
          </table:table-cell>
          <table:table-cell office:value-type="float" office:value="732793" table:style-name="ce38">
            <text:p>732.793</text:p>
          </table:table-cell>
          <table:table-cell office:value-type="percentage" office:value="0.7532954420461706" table:style-name="ce39">
            <text:p>75,3%</text:p>
          </table:table-cell>
          <table:table-cell office:value-type="float" office:value="231789" table:style-name="ce38">
            <text:p>231.789</text:p>
          </table:table-cell>
          <table:table-cell office:value-type="percentage" office:value="0.19879482422804684" table:style-name="ce39">
            <text:p>19,9%</text:p>
          </table:table-cell>
          <table:table-cell office:value-type="float" office:value="112038" table:style-name="ce38">
            <text:p>112.038</text:p>
          </table:table-cell>
          <table:table-cell office:value-type="percentage" office:value="0.11797944484225602" table:style-name="ce39">
            <text:p>11,8%</text:p>
          </table:table-cell>
          <table:table-cell office:value-type="float" office:value="76584" table:style-name="ce38">
            <text:p>76.584</text:p>
          </table:table-cell>
          <table:table-cell office:value-type="percentage" office:value="0.10314690730327621" table:style-name="ce39">
            <text:p>10,3%</text:p>
          </table:table-cell>
          <table:table-cell office:value-type="float" office:value="3605" table:style-name="ce38">
            <text:p>3.605</text:p>
          </table:table-cell>
          <table:table-cell office:value-type="percentage" office:value="6.512604282963172E-3" table:style-name="ce39">
            <text:p>0,7%</text:p>
          </table:table-cell>
          <table:table-cell office:value-type="float" office:value="2409301" table:style-name="ce38">
            <text:p>2.409.301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40303218317623624" table:style-name="ce39">
            <text:p>40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008" table:style-name="ce38">
            <text:p>72.008</text:p>
          </table:table-cell>
          <table:table-cell office:value-type="percentage" office:value="1" table:style-name="ce39">
            <text:p>100,0%</text:p>
          </table:table-cell>
          <table:table-cell office:value-type="float" office:value="97472" table:style-name="ce38">
            <text:p>97.472</text:p>
          </table:table-cell>
          <table:table-cell office:value-type="percentage" office:value="0.94725896267213483" table:style-name="ce39">
            <text:p>94,7%</text:p>
          </table:table-cell>
          <table:table-cell office:value-type="float" office:value="60112" table:style-name="ce38">
            <text:p>60.112</text:p>
          </table:table-cell>
          <table:table-cell office:value-type="percentage" office:value="0.40917847102628158" table:style-name="ce39">
            <text:p>40,9%</text:p>
          </table:table-cell>
          <table:table-cell office:value-type="float" office:value="168162" table:style-name="ce38">
            <text:p>168.162</text:p>
          </table:table-cell>
          <table:table-cell office:value-type="percentage" office:value="0.78854522264320814" table:style-name="ce39">
            <text:p>78,9%</text:p>
          </table:table-cell>
          <table:table-cell office:value-type="float" office:value="80337" table:style-name="ce38">
            <text:p>80.337</text:p>
          </table:table-cell>
          <table:table-cell office:value-type="percentage" office:value="0.31609202186050356" table:style-name="ce39">
            <text:p>31,6%</text:p>
          </table:table-cell>
          <table:table-cell office:value-type="float" office:value="21739" table:style-name="ce38">
            <text:p>21.739</text:p>
          </table:table-cell>
          <table:table-cell office:value-type="percentage" office:value="0.10401286105941063" table:style-name="ce39">
            <text:p>10,4%</text:p>
          </table:table-cell>
          <table:table-cell office:value-type="float" office:value="15896" table:style-name="ce38">
            <text:p>15.896</text:p>
          </table:table-cell>
          <table:table-cell office:value-type="percentage" office:value="9.2285541776972735E-2" table:style-name="ce39">
            <text:p>9,2%</text:p>
          </table:table-cell>
          <table:table-cell office:value-type="float" office:value="786" table:style-name="ce38">
            <text:p>786</text:p>
          </table:table-cell>
          <table:table-cell office:value-type="percentage" office:value="5.5393462725696644E-3" table:style-name="ce39">
            <text:p>0,6%</text:p>
          </table:table-cell>
          <table:table-cell office:value-type="float" office:value="516512" table:style-name="ce38">
            <text:p>516.512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39424273949976224" table:style-name="ce39">
            <text:p>39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852" table:style-name="ce38">
            <text:p>41.852</text:p>
          </table:table-cell>
          <table:table-cell office:value-type="percentage" office:value="1" table:style-name="ce39">
            <text:p>100,0%</text:p>
          </table:table-cell>
          <table:table-cell office:value-type="float" office:value="55301" table:style-name="ce38">
            <text:p>55.301</text:p>
          </table:table-cell>
          <table:table-cell office:value-type="percentage" office:value="0.99119945511901353" table:style-name="ce39">
            <text:p>99,1%</text:p>
          </table:table-cell>
          <table:table-cell office:value-type="float" office:value="25748" table:style-name="ce38">
            <text:p>25.748</text:p>
          </table:table-cell>
          <table:table-cell office:value-type="percentage" office:value="0.34868100319592654" table:style-name="ce39">
            <text:p>34,9%</text:p>
          </table:table-cell>
          <table:table-cell office:value-type="float" office:value="83160" table:style-name="ce38">
            <text:p>83.160</text:p>
          </table:table-cell>
          <table:table-cell office:value-type="percentage" office:value="0.86003268041450354" table:style-name="ce39">
            <text:p>86,0%</text:p>
          </table:table-cell>
          <table:table-cell office:value-type="float" office:value="35356" table:style-name="ce38">
            <text:p>35.356</text:p>
          </table:table-cell>
          <table:table-cell office:value-type="percentage" office:value="0.32736430806836908" table:style-name="ce39">
            <text:p>32,7%</text:p>
          </table:table-cell>
          <table:table-cell office:value-type="float" office:value="10472" table:style-name="ce38">
            <text:p>10.472</text:p>
          </table:table-cell>
          <table:table-cell office:value-type="percentage" office:value="0.12874196284776435" table:style-name="ce39">
            <text:p>12,9%</text:p>
          </table:table-cell>
          <table:table-cell office:value-type="float" office:value="7376" table:style-name="ce38">
            <text:p>7.376</text:p>
          </table:table-cell>
          <table:table-cell office:value-type="percentage" office:value="0.10826838111174718" table:style-name="ce39">
            <text:p>10,8%</text:p>
          </table:table-cell>
          <table:table-cell office:value-type="float" office:value="308" table:style-name="ce38">
            <text:p>308</text:p>
          </table:table-cell>
          <table:table-cell office:value-type="percentage" office:value="5.4621550684542811E-3" table:style-name="ce39">
            <text:p>0,5%</text:p>
          </table:table-cell>
          <table:table-cell office:value-type="float" office:value="259573" table:style-name="ce38">
            <text:p>259.573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44649731488903494" table:style-name="ce39">
            <text:p>44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59056" table:style-name="ce38">
            <text:p>159.056</text:p>
          </table:table-cell>
          <table:table-cell office:value-type="percentage" office:value="1.0070022158911047" table:style-name="ce39">
            <text:p>100,7%</text:p>
          </table:table-cell>
          <table:table-cell office:value-type="float" office:value="207964" table:style-name="ce38">
            <text:p>207.964</text:p>
          </table:table-cell>
          <table:table-cell office:value-type="percentage" office:value="0.9759856580361459" table:style-name="ce39">
            <text:p>97,6%</text:p>
          </table:table-cell>
          <table:table-cell office:value-type="float" office:value="147865" table:style-name="ce38">
            <text:p>147.865</text:p>
          </table:table-cell>
          <table:table-cell office:value-type="percentage" office:value="0.52786494311346255" table:style-name="ce39">
            <text:p>52,8%</text:p>
          </table:table-cell>
          <table:table-cell office:value-type="float" office:value="257987" table:style-name="ce38">
            <text:p>257.987</text:p>
          </table:table-cell>
          <table:table-cell office:value-type="percentage" office:value="0.75883662718360356" table:style-name="ce39">
            <text:p>75,9%</text:p>
          </table:table-cell>
          <table:table-cell office:value-type="float" office:value="74143" table:style-name="ce38">
            <text:p>74.143</text:p>
          </table:table-cell>
          <table:table-cell office:value-type="percentage" office:value="0.20473969508440268" table:style-name="ce39">
            <text:p>20,5%</text:p>
          </table:table-cell>
          <table:table-cell office:value-type="float" office:value="32734" table:style-name="ce38">
            <text:p>32.734</text:p>
          </table:table-cell>
          <table:table-cell office:value-type="percentage" office:value="0.12563761068230581" table:style-name="ce39">
            <text:p>12,6%</text:p>
          </table:table-cell>
          <table:table-cell office:value-type="float" office:value="24239" table:style-name="ce38">
            <text:p>24.239</text:p>
          </table:table-cell>
          <table:table-cell office:value-type="percentage" office:value="0.12027250984945469" table:style-name="ce39">
            <text:p>12,0%</text:p>
          </table:table-cell>
          <table:table-cell office:value-type="float" office:value="1037" table:style-name="ce38">
            <text:p>1.037</text:p>
          </table:table-cell>
          <table:table-cell office:value-type="percentage" office:value="6.1504335551522482E-3" table:style-name="ce39">
            <text:p>0,6%</text:p>
          </table:table-cell>
          <table:table-cell office:value-type="float" office:value="905025" table:style-name="ce38">
            <text:p>905.025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45617490018614448" table:style-name="ce39">
            <text:p>45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28" table:style-name="ce38">
            <text:p>2.328</text:p>
          </table:table-cell>
          <table:table-cell office:value-type="percentage" office:value="0.89366602687140118" table:style-name="ce39">
            <text:p>89,4%</text:p>
          </table:table-cell>
          <table:table-cell office:value-type="float" office:value="3729" table:style-name="ce38">
            <text:p>3.729</text:p>
          </table:table-cell>
          <table:table-cell office:value-type="percentage" office:value="0.86359425660027789" table:style-name="ce39">
            <text:p>86,4%</text:p>
          </table:table-cell>
          <table:table-cell office:value-type="float" office:value="3631" table:style-name="ce38">
            <text:p>3.631</text:p>
          </table:table-cell>
          <table:table-cell office:value-type="percentage" office:value="0.46213567519409443" table:style-name="ce39">
            <text:p>46,2%</text:p>
          </table:table-cell>
          <table:table-cell office:value-type="float" office:value="9129" table:style-name="ce38">
            <text:p>9.129</text:p>
          </table:table-cell>
          <table:table-cell office:value-type="percentage" office:value="0.78997923156801664" table:style-name="ce39">
            <text:p>79,0%</text:p>
          </table:table-cell>
          <table:table-cell office:value-type="float" office:value="8122" table:style-name="ce38">
            <text:p>8.122</text:p>
          </table:table-cell>
          <table:table-cell office:value-type="percentage" office:value="0.64246163581711757" table:style-name="ce39">
            <text:p>64,2%</text:p>
          </table:table-cell>
          <table:table-cell office:value-type="float" office:value="1833" table:style-name="ce38">
            <text:p>1.833</text:p>
          </table:table-cell>
          <table:table-cell office:value-type="percentage" office:value="0.15411131663023372" table:style-name="ce39">
            <text:p>15,4%</text:p>
          </table:table-cell>
          <table:table-cell office:value-type="float" office:value="1226" table:style-name="ce38">
            <text:p>1.226</text:p>
          </table:table-cell>
          <table:table-cell office:value-type="percentage" office:value="0.11178991520014589" table:style-name="ce39">
            <text:p>11,2%</text:p>
          </table:table-cell>
          <table:table-cell office:value-type="float" office:value="98" table:style-name="ce38">
            <text:p>98</text:p>
          </table:table-cell>
          <table:table-cell office:value-type="percentage" office:value="1.0738549200087662E-2" table:style-name="ce39">
            <text:p>1,1%</text:p>
          </table:table-cell>
          <table:table-cell office:value-type="float" office:value="30096" table:style-name="ce38">
            <text:p>30.096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42409638554216866" table:style-name="ce39">
            <text:p>42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884" table:style-name="ce38">
            <text:p>1.884</text:p>
          </table:table-cell>
          <table:table-cell office:value-type="percentage" office:value="0.80204342273307794" table:style-name="ce39">
            <text:p>80,2%</text:p>
          </table:table-cell>
          <table:table-cell office:value-type="float" office:value="3073" table:style-name="ce38">
            <text:p>3.073</text:p>
          </table:table-cell>
          <table:table-cell office:value-type="percentage" office:value="0.8199039487726788" table:style-name="ce39">
            <text:p>82,0%</text:p>
          </table:table-cell>
          <table:table-cell office:value-type="float" office:value="4683" table:style-name="ce38">
            <text:p>4.683</text:p>
          </table:table-cell>
          <table:table-cell office:value-type="percentage" office:value="0.59831353008815635" table:style-name="ce39">
            <text:p>59,8%</text:p>
          </table:table-cell>
          <table:table-cell office:value-type="float" office:value="8454" table:style-name="ce38">
            <text:p>8.454</text:p>
          </table:table-cell>
          <table:table-cell office:value-type="percentage" office:value="0.74820780600053105" table:style-name="ce39">
            <text:p>74,8%</text:p>
          </table:table-cell>
          <table:table-cell office:value-type="float" office:value="8138" table:style-name="ce38">
            <text:p>8.138</text:p>
          </table:table-cell>
          <table:table-cell office:value-type="percentage" office:value="0.67805365772371273" table:style-name="ce39">
            <text:p>67,8%</text:p>
          </table:table-cell>
          <table:table-cell office:value-type="float" office:value="2096" table:style-name="ce38">
            <text:p>2.096</text:p>
          </table:table-cell>
          <table:table-cell office:value-type="percentage" office:value="0.17275199868128246" table:style-name="ce39">
            <text:p>17,3%</text:p>
          </table:table-cell>
          <table:table-cell office:value-type="float" office:value="1043" table:style-name="ce38">
            <text:p>1.043</text:p>
          </table:table-cell>
          <table:table-cell office:value-type="percentage" office:value="8.6952897040433519E-2" table:style-name="ce39">
            <text:p>8,7%</text:p>
          </table:table-cell>
          <table:table-cell office:value-type="float" office:value="22" table:style-name="ce38">
            <text:p>22</text:p>
          </table:table-cell>
          <table:table-cell office:value-type="percentage" office:value="2.2978901190724879E-3" table:style-name="ce39">
            <text:p>0,2%</text:p>
          </table:table-cell>
          <table:table-cell office:value-type="float" office:value="29393" table:style-name="ce38">
            <text:p>29.393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41441200107152426" table:style-name="ce39">
            <text:p>41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11" table:style-name="ce38">
            <text:p>11</text:p>
          </table:table-cell>
          <table:table-cell office:value-type="string" table:style-name="ce39">
            <text:p>-</text:p>
          </table:table-cell>
          <table:table-cell office:value-type="float" office:value="2201" table:style-name="ce38">
            <text:p>2.201</text:p>
          </table:table-cell>
          <table:table-cell office:value-type="string" table:style-name="ce39">
            <text:p>-</text:p>
          </table:table-cell>
          <table:table-cell office:value-type="float" office:value="6551" table:style-name="ce38">
            <text:p>6.551</text:p>
          </table:table-cell>
          <table:table-cell office:value-type="string" table:style-name="ce39">
            <text:p>-</text:p>
          </table:table-cell>
          <table:table-cell office:value-type="float" office:value="13980" table:style-name="ce38">
            <text:p>13.980</text:p>
          </table:table-cell>
          <table:table-cell office:value-type="string" table:style-name="ce39">
            <text:p>-</text:p>
          </table:table-cell>
          <table:table-cell office:value-type="float" office:value="18090" table:style-name="ce38">
            <text:p>18.090</text:p>
          </table:table-cell>
          <table:table-cell office:value-type="string" table:style-name="ce39">
            <text:p>-</text:p>
          </table:table-cell>
          <table:table-cell office:value-type="float" office:value="11157" table:style-name="ce38">
            <text:p>11.157</text:p>
          </table:table-cell>
          <table:table-cell office:value-type="string" table:style-name="ce39">
            <text:p>-</text:p>
          </table:table-cell>
          <table:table-cell office:value-type="float" office:value="175" table:style-name="ce38">
            <text:p>175</text:p>
          </table:table-cell>
          <table:table-cell office:value-type="string" table:style-name="ce39">
            <text:p>-</text:p>
          </table:table-cell>
          <table:table-cell office:value-type="float" office:value="52182" table:style-name="ce38">
            <text:p>52.182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1" table:style-name="ce46">
            <text:p>1</text:p>
          </table:table-cell>
          <table:table-cell office:value-type="string" table:style-name="ce47">
            <text:p>-</text:p>
          </table:table-cell>
          <table:table-cell office:value-type="float" office:value="1" table:style-name="ce46">
            <text:p>1</text:p>
          </table:table-cell>
          <table:table-cell office:value-type="string" table:style-name="ce47">
            <text:p>-</text:p>
          </table:table-cell>
          <table:table-cell office:value-type="float" office:value="2" table:style-name="ce46">
            <text:p>2</text:p>
          </table:table-cell>
          <table:table-cell office:value-type="string" table:style-name="ce47">
            <text:p>-</text:p>
          </table:table-cell>
          <table:table-cell office:value-type="float" office:value="3" table:style-name="ce46">
            <text:p>3</text:p>
          </table:table-cell>
          <table:table-cell office:value-type="string" table:style-name="ce47">
            <text:p>-</text:p>
          </table:table-cell>
          <table:table-cell office:value-type="float" office:value="1" table:style-name="ce46">
            <text:p>1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8" table:style-name="ce46">
            <text:p>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style-name="ce41"/>
          <table:table-cell table:number-columns-repeated="20" table:style-name="ce21"/>
          <table:table-cell table:number-columns-repeated="16343" table:style-name="ce41"/>
        </table:table-row>
        <table:table-row table:style-name="ro8">
          <table:table-cell office:value-type="string" table:style-name="ce42">
            <text:p>Total España</text:p>
          </table:table-cell>
          <table:table-cell office:value-type="float" office:value="2869829" table:style-name="ce43">
            <text:p>2.869.829</text:p>
          </table:table-cell>
          <table:table-cell office:value-type="percentage" office:value="1" table:style-name="ce44">
            <text:p>100,0%</text:p>
          </table:table-cell>
          <table:table-cell office:value-type="float" office:value="3829943" table:style-name="ce43">
            <text:p>3.829.943</text:p>
          </table:table-cell>
          <table:table-cell office:value-type="percentage" office:value="0.96714633293308538" table:style-name="ce44">
            <text:p>96,7%</text:p>
          </table:table-cell>
          <table:table-cell office:value-type="float" office:value="2507176" table:style-name="ce43">
            <text:p>2.507.176</text:p>
          </table:table-cell>
          <table:table-cell office:value-type="percentage" office:value="0.46977376369359036" table:style-name="ce44">
            <text:p>47,0%</text:p>
          </table:table-cell>
          <table:table-cell office:value-type="float" office:value="5201162" table:style-name="ce43">
            <text:p>5.201.162</text:p>
          </table:table-cell>
          <table:table-cell office:value-type="percentage" office:value="0.73950458006519271" table:style-name="ce44">
            <text:p>74,0%</text:p>
          </table:table-cell>
          <table:table-cell office:value-type="float" office:value="1853079" table:style-name="ce43">
            <text:p>1.853.079</text:p>
          </table:table-cell>
          <table:table-cell office:value-type="percentage" office:value="0.23481256407809839" table:style-name="ce44">
            <text:p>23,5%</text:p>
          </table:table-cell>
          <table:table-cell office:value-type="float" office:value="740568" table:style-name="ce43">
            <text:p>740.568</text:p>
          </table:table-cell>
          <table:table-cell office:value-type="percentage" office:value="0.11886357912963255" table:style-name="ce44">
            <text:p>11,9%</text:p>
          </table:table-cell>
          <table:table-cell office:value-type="float" office:value="494123" table:style-name="ce43">
            <text:p>494.123</text:p>
          </table:table-cell>
          <table:table-cell office:value-type="percentage" office:value="9.9931036435412887E-2" table:style-name="ce44">
            <text:p>10,0%</text:p>
          </table:table-cell>
          <table:table-cell office:value-type="float" office:value="23707" table:style-name="ce43">
            <text:p>23.707</text:p>
          </table:table-cell>
          <table:table-cell office:value-type="percentage" office:value="6.0964037723796674E-3" table:style-name="ce44">
            <text:p>0,6%</text:p>
          </table:table-cell>
          <table:table-cell office:value-type="float" office:value="17519587" table:style-name="ce43">
            <text:p>17.519.587</text:p>
          </table:table-cell>
          <table:table-cell office:value-type="float" office:value="42119827" table:style-name="ce43">
            <text:p>42.119.827</text:p>
          </table:table-cell>
          <table:table-cell office:value-type="percentage" office:value="0.41594631905776819" table:style-name="ce44">
            <text:p>41,6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6-30T16:04:00Z</meta:creation-date>
    <dc:date>2021-06-30T16:04:23Z</dc:date>
  </office:meta>
</office:document-meta>
</file>